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655E60000383D0000234CEDEEE41E31280148.svg" manifest:media-type="image/svg+xml"/>
  <manifest:file-entry manifest:full-path="Pictures/1005FD7400002F6B0000234C443E3DC1EF5C2FBC.svg" manifest:media-type="image/svg+xml"/>
  <manifest:file-entry manifest:full-path="Pictures/10000201000002DB000001CBDD7619555437F0E1.png" manifest:media-type="image/png"/>
  <manifest:file-entry manifest:full-path="Pictures/100002010000034A000002FE0E027D599EFFB0A1.png" manifest:media-type="image/png"/>
  <manifest:file-entry manifest:full-path="Pictures/10000201000001DF000001F45183DEE92211E962.png" manifest:media-type="image/png"/>
  <manifest:file-entry manifest:full-path="Pictures/100610DD00002F6B0000234C6B13148F82373DF6.svg" manifest:media-type="image/svg+xml"/>
  <manifest:file-entry manifest:full-path="Pictures/1000020100000268000001CBC23E850AC3C07023.png" manifest:media-type="image/png"/>
  <manifest:file-entry manifest:full-path="Pictures/1006AA4A00002EDE0000234C6C9852A68CA4BC31.svg" manifest:media-type="image/svg+xml"/>
  <manifest:file-entry manifest:full-path="Pictures/1000020100000261000001CBA30CB4ABA343250B.png" manifest:media-type="image/png"/>
  <manifest:file-entry manifest:full-path="Pictures/10000201000001FD000001FD4AD1A9F9DC973DA3.png" manifest:media-type="image/png"/>
  <manifest:file-entry manifest:full-path="Pictures/1006340500002F6B0000234C2C8173C1FCCF6EC7.svg" manifest:media-type="image/svg+xml"/>
  <manifest:file-entry manifest:full-path="Pictures/100002010000017E00000110ADE731F021B5D287.png" manifest:media-type="image/png"/>
  <manifest:file-entry manifest:full-path="Pictures/100050340000272A0000272A0907D132C33D4506.svg" manifest:media-type="image/svg+xml"/>
  <manifest:file-entry manifest:full-path="Pictures/10039AD600001D5E000014F0A36DF3392DE4538D.svg" manifest:media-type="image/svg+xml"/>
  <manifest:file-entry manifest:full-path="Pictures/10000201000001A30000010F580C38EEA3FB6C4A.png" manifest:media-type="image/png"/>
  <manifest:file-entry manifest:full-path="Pictures/1000020100000269000001CB61FD35CBDAD39868.png" manifest:media-type="image/png"/>
  <manifest:file-entry manifest:full-path="Pictures/10000201000001A30000010F14689B8E739E75DD.png" manifest:media-type="image/png"/>
  <manifest:file-entry manifest:full-path="Pictures/1000020100000268000001CB58ECFCA81E4081A8.png" manifest:media-type="image/png"/>
  <manifest:file-entry manifest:full-path="Pictures/10024A650000203C000014D6266168B849424DCB.svg" manifest:media-type="image/svg+xml"/>
  <manifest:file-entry manifest:full-path="Pictures/100002010000011B000000BF5F6E265C59155EAE.png" manifest:media-type="image/png"/>
  <manifest:file-entry manifest:full-path="Pictures/100000000000030100000107E2E6F083CDC1C7FE.png" manifest:media-type="image/png"/>
  <manifest:file-entry manifest:full-path="Pictures/10000000000001C2000001288B1B474C9C9B2AE6.jpg" manifest:media-type="image/jpeg"/>
  <manifest:file-entry manifest:full-path="Pictures/10024BC70000203C000014D63630233BC6DA498E.svg" manifest:media-type="image/svg+xml"/>
  <manifest:file-entry manifest:full-path="Pictures/1000020100000267000001CA1975D68AD11C6D8C.png" manifest:media-type="image/png"/>
  <manifest:file-entry manifest:full-path="Pictures/100205430000CAB8000040A8D60CB4D9CFB9DB27.svg" manifest:media-type="image/svg+xml"/>
  <manifest:file-entry manifest:full-path="Pictures/10000C90000015BB00000EB0A4C3FFA7BBCC274B.svg" manifest:media-type="image/svg+xml"/>
  <manifest:file-entry manifest:full-path="Pictures/10060FFE00002F51000023313E128EEDEE64F8B2.svg" manifest:media-type="image/svg+xml"/>
  <manifest:file-entry manifest:full-path="Pictures/10000201000004E40000018FC0751BBE5D4A448A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04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96cae0" draw:textarea-horizontal-align="justify" draw:textarea-vertical-align="middle" draw:auto-grow-height="false" fo:min-height="0.641cm" fo:min-width="4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2.13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415cm" fo:min-width="0cm"/>
    </style:style>
    <style:style style:name="gr7" style:family="graphic" style:parent-style-name="objectwithoutfill">
      <style:graphic-properties draw:textarea-vertical-align="middle" draw:auto-grow-height="false" fo:min-height="3.34cm" fo:min-width="5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2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7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609cm"/>
    </style:style>
    <style:style style:name="gr13" style:family="graphic" style:parent-style-name="objectwithoutfill">
      <style:graphic-properties draw:stroke="none" draw:fill="solid" draw:fill-color="#96cae0" draw:textarea-vertical-align="middle" draw:auto-grow-height="false" fo:min-height="0.861cm" fo:min-width="0.047cm"/>
    </style:style>
    <style:style style:name="gr14" style:family="graphic" style:parent-style-name="objectwithoutfill">
      <style:graphic-properties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59cm" fo:min-width="2.6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textarea-vertical-align="middle"/>
    </style:style>
    <style:style style:name="gr19" style:family="graphic" style:parent-style-name="objectwithoutfill">
      <style:graphic-properties svg:stroke-width="0.05cm" draw:marker-start-width="0.335cm" draw:marker-end-width="0.335cm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draw:textarea-vertical-align="middle" draw:auto-grow-height="false" fo:min-height="0.174cm" fo:min-width="0cm"/>
    </style:style>
    <style:style style:name="gr21" style:family="graphic" style:parent-style-name="objectwithoutfill">
      <style:graphic-properties draw:marker-end="Arrow" draw:marker-end-width="0.1cm" draw:fill="none" draw:textarea-vertical-align="middle"/>
    </style:style>
    <style:style style:name="gr22" style:family="graphic" style:parent-style-name="objectwithoutfill">
      <style:graphic-properties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97cm"/>
    </style:style>
    <style:style style:name="gr25" style:family="graphic" style:parent-style-name="objectwithoutfill">
      <style:graphic-properties draw:stroke="dash" draw:stroke-dash="Coarse_20_Dashed" draw:marker-start="Arrow" draw:marker-start-width="0.18cm" draw:marker-end="" draw:marker-end-width="0.2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5cm" fo:min-width="4.549cm"/>
    </style:style>
    <style:style style:name="gr28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74cm" fo:min-width="0.495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1cm" svg:stroke-color="#0073a4" draw:marker-start-width="0.48cm" draw:marker-end="Arrow" draw:marker-end-width="0.54cm" svg:stroke-opacity="33%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66cm" fo:min-width="0.415cm" fo:padding-top="0.165cm" fo:padding-bottom="0.165cm" fo:padding-left="0.29cm" fo:padding-right="0.29cm"/>
    </style:style>
    <style:style style:name="gr31" style:family="graphic" style:parent-style-name="objectwithoutfill">
      <style:graphic-properties draw:textarea-vertical-align="middle" draw:auto-grow-height="false" fo:min-height="1.75cm" fo:min-width="1.5cm"/>
    </style:style>
    <style:style style:name="gr32" style:family="graphic" style:parent-style-name="objectwithoutfill">
      <style:graphic-properties draw:textarea-vertical-align="middle" draw:auto-grow-height="false" fo:min-height="1.448cm" fo:min-width="1.1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1.979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1.911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2.017cm"/>
    </style:style>
    <style:style style:name="gr37" style:family="graphic" style:parent-style-name="standard">
      <style:graphic-properties svg:stroke-width="0.06cm" svg:stroke-color="#0073a4" draw:marker-start="Arrow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svg:stroke-width="0.06cm" svg:stroke-color="#0073a4" draw:marker-start="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2.017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9cm"/>
    </style:style>
    <style:style style:name="gr42" style:family="graphic" style:parent-style-name="objectwithoutfill">
      <style:graphic-properties draw:textarea-vertical-align="middle" draw:auto-grow-height="false" fo:min-height="0.9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46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5.6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71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7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63cm"/>
    </style:style>
    <style:style style:name="gr49" style:family="graphic" style:parent-style-name="objectwithoutfill">
      <style:graphic-properties svg:stroke-color="#0073a4" draw:marker-end="Arrow" draw:fill="none" draw:textarea-vertical-align="middle"/>
    </style:style>
    <style:style style:name="gr50" style:family="graphic" style:parent-style-name="objectwithoutfill">
      <style:graphic-properties draw:textarea-vertical-align="middle" draw:auto-grow-height="false" fo:min-height="2.15cm" fo:min-width="1.7cm"/>
    </style:style>
    <style:style style:name="gr51" style:family="graphic" style:parent-style-name="objectwithoutfill">
      <style:graphic-properties svg:stroke-width="0.1cm" svg:stroke-color="#ff0000" draw:marker-start-width="0.485cm" draw:marker-end-width="0.485cm" draw:fill="none" draw:textarea-vertical-align="middle" fo:padding-top="0.16cm" fo:padding-bottom="0.16cm" fo:padding-left="0.285cm" fo:padding-right="0.28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9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9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35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46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248cm"/>
    </style:style>
    <style:style style:name="gr58" style:family="graphic" style:parent-style-name="objectwithoutfill">
      <style:graphic-properties svg:stroke-color="#ff9900" draw:fill="none" draw:textarea-vertical-align="middle"/>
    </style:style>
    <style:style style:name="gr59" style:family="graphic" style:parent-style-name="objectwithoutfill">
      <style:graphic-properties svg:stroke-color="#33cc00" draw:fill="none" draw:textarea-vertical-align="middle"/>
    </style:style>
    <style:style style:name="gr60" style:family="graphic" style:parent-style-name="objectwithoutfill">
      <style:graphic-properties svg:stroke-color="#3366ff" draw:fill="none" draw:textarea-vertical-align="middle"/>
    </style:style>
    <style:style style:name="gr61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1.1cm"/>
    </style:style>
    <style:style style:name="gr62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0.7cm"/>
    </style:style>
    <style:style style:name="gr63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1.1cm"/>
    </style:style>
    <style:style style:name="gr64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0.7cm"/>
    </style:style>
    <style:style style:name="gr65" style:family="graphic" style:parent-style-name="standard">
      <style:graphic-properties draw:stroke="none" svg:stroke-color="#3465a4" draw:fill="solid" draw:fill-color="#3366ff" draw:textarea-horizontal-align="justify" draw:textarea-vertical-align="middle" draw:auto-grow-height="false" fo:min-height="0cm" fo:min-width="0.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9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46cm"/>
    </style:style>
    <style:style style:name="gr69" style:family="graphic" style:parent-style-name="standard">
      <style:graphic-properties draw:stroke="none" draw:fill="solid" draw:fill-color="#eeeeee" fo:min-height="6.87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60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15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07cm"/>
    </style:style>
    <style:style style:name="gr7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5" style:family="graphic" style:parent-style-name="standard">
      <style:graphic-properties draw:stroke="none" draw:fill="none" fo:min-height="0.7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7.474cm"/>
    </style:style>
    <style:style style:name="gr77" style:family="graphic" style:parent-style-name="standard">
      <style:graphic-properties draw:stroke="none" draw:fill="solid" draw:fill-color="#eeeeee" fo:min-height="8.994cm"/>
    </style:style>
    <style:style style:name="gr78" style:family="graphic" style:parent-style-name="objectwithoutfill">
      <style:graphic-properties svg:stroke-color="#c0c0c0" draw:textarea-vertical-align="middle" draw:auto-grow-height="false" fo:min-height="1.355cm" fo:min-width="1.1cm"/>
    </style:style>
    <style:style style:name="gr79" style:family="graphic" style:parent-style-name="objectwithoutfill">
      <style:graphic-properties draw:stroke="none" draw:fill="solid" draw:fill-color="#000000" draw:textarea-vertical-align="middle" draw:auto-grow-height="false" fo:min-height="0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6.564cm"/>
    </style:style>
    <style:style style:name="gr8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5cm" fo:min-width="0.81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6.106cm"/>
    </style:style>
    <style:style style:name="gr83" style:family="graphic" style:parent-style-name="objectwithoutfill">
      <style:graphic-properties draw:textarea-vertical-align="middle" draw:auto-grow-height="false" fo:min-height="0.034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05cm" fo:min-width="0.764cm"/>
    </style:style>
    <style:style style:name="gr85" style:family="graphic" style:parent-style-name="objectwithoutfill">
      <style:graphic-properties draw:stroke="dash" draw:stroke-dash="Coarse_20_Dashed" svg:stroke-color="#000000" draw:fill="none" draw:textarea-vertical-align="middle"/>
    </style:style>
    <style:style style:name="gr86" style:family="graphic" style:parent-style-name="objectwithoutfill">
      <style:graphic-properties draw:stroke="solid" draw:stroke-dash="Coarse_20_Dashed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05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092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38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8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39cm" fo:min-width="0cm"/>
    </style:style>
    <style:style style:name="gr93" style:family="graphic" style:parent-style-name="standard">
      <style:graphic-properties draw:stroke="none" draw:fill="solid" draw:fill-color="#eeeeee" fo:min-height="7.93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069cm"/>
    </style:style>
    <style:style style:name="gr95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3.9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25cm"/>
    </style:style>
    <style:style style:name="gr98" style:family="graphic" style:parent-style-name="standard">
      <style:graphic-properties draw:stroke="none" draw:fill="solid" draw:fill-color="#eeeeee" fo:min-height="10.052cm"/>
    </style:style>
    <style:style style:name="gr99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852cm" fo:min-width="0.602cm" fo:padding-top="0.14cm" fo:padding-bottom="0.14cm" fo:padding-left="0.265cm" fo:padding-right="0.265cm"/>
    </style:style>
    <style:style style:name="gr100" style:family="graphic" style:parent-style-name="objectwithoutfill">
      <style:graphic-properties svg:stroke-width="0.06cm" svg:stroke-color="#3465a4" draw:marker-start-width="0.305cm" draw:marker-end="Arrow" draw:marker-end-width="0.305cm" draw:fill="none" draw:textarea-vertical-align="middle" fo:padding-top="0.14cm" fo:padding-bottom="0.14cm" fo:padding-left="0.265cm" fo:padding-right="0.265cm"/>
    </style:style>
    <style:style style:name="gr101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57cm" fo:min-width="1.098cm" fo:padding-top="0.14cm" fo:padding-bottom="0.14cm" fo:padding-left="0.265cm" fo:padding-right="0.265cm"/>
    </style:style>
    <style:style style:name="gr102" style:family="graphic" style:parent-style-name="standard">
      <style:graphic-properties draw:stroke="none" draw:fill="solid" draw:fill-color="#eeeeee" fo:min-height="1.15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41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1cm" fo:min-width="9.485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7.406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5.234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8.88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6.45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draw:textarea-horizontal-align="center" fo:min-height="8.88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auto-grow-height="true" fo:min-height="16.45cm"/>
    </style:style>
    <style:style style:name="pr7" style:family="presentation" style:parent-style-name="Default-notes">
      <style:graphic-properties draw:auto-grow-height="false" fo:min-height="13.364cm"/>
    </style:style>
    <style:style style:name="pr8" style:family="presentation" style:parent-style-name="Default-notes">
      <style:graphic-properties draw:fill-color="#ffffff" draw:auto-grow-height="false" fo:min-height="13.364cm"/>
    </style:style>
    <style:style style:name="pr9" style:family="presentation" style:parent-style-name="Default-notes">
      <style:graphic-properties draw:fill-color="#ffffff" fo:min-height="16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4pt" fo:font-weight="250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solid" draw:fill-color="#96cae0"/>
      <style:paragraph-properties fo:text-align="center"/>
      <style:text-properties fo:font-size="16pt"/>
    </style:style>
    <style:style style:name="P7" style:family="paragraph">
      <loext:graphic-properties draw:fill="none" draw:fill-color="#ffffff"/>
      <style:text-properties fo:font-size="16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end" style:writing-mode="lr-tb"/>
    </style:style>
    <style:style style:name="P13" style:family="paragraph">
      <loext:graphic-properties draw:fill="solid" draw:fill-color="#96cae0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 draw:fill-color="#ffffff"/>
      <style:text-properties fo:font-size="12pt"/>
    </style:style>
    <style:style style:name="P16" style:family="paragraph">
      <style:paragraph-properties>
        <style:tab-stops>
          <style:tab-stop style:position="6.988cm"/>
        </style:tab-stops>
      </style:paragraph-properties>
    </style:style>
    <style:style style:name="P17" style:family="paragraph">
      <style:paragraph-properties fo:text-align="center"/>
      <style:text-properties fo:font-size="14pt"/>
    </style:style>
    <style:style style:name="P18" style:family="paragraph">
      <loext:graphic-properties draw:fill="none" draw:fill-color="#ffffff"/>
      <style:text-properties fo:font-size="14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20" style:family="paragraph">
      <loext:graphic-properties draw:fill="none" draw:fill-color="#ffffff"/>
      <style:text-properties fo:font-weight="bold"/>
    </style:style>
    <style:style style:name="P21" style:family="paragraph">
      <loext:graphic-properties draw:fill="solid" draw:fill-color="#ff9900"/>
      <style:paragraph-properties fo:text-align="center"/>
    </style:style>
    <style:style style:name="P22" style:family="paragraph">
      <loext:graphic-properties draw:fill="solid" draw:fill-color="#33cc00"/>
      <style:paragraph-properties fo:text-align="center"/>
    </style:style>
    <style:style style:name="P23" style:family="paragraph">
      <loext:graphic-properties draw:fill="solid" draw:fill-color="#3366ff"/>
      <style:paragraph-properties fo:text-align="center"/>
    </style:style>
    <style:style style:name="P24" style:family="paragraph">
      <style:paragraph-properties style:text-autospace="none"/>
    </style:style>
    <style:style style:name="P25" style:family="paragraph">
      <loext:graphic-properties draw:fill="solid" draw:fill-color="#eeeeee"/>
      <style:paragraph-properties style:text-autospace="none"/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P26" style:family="paragraph">
      <loext:graphic-properties draw:fill="none"/>
    </style:style>
    <style:style style:name="P27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8pt" style:font-size-complex="18pt"/>
    </style:style>
    <style:style style:name="P28" style:family="paragraph">
      <style:paragraph-properties fo:text-align="end"/>
    </style:style>
    <style:style style:name="P29" style:family="paragraph">
      <loext:graphic-properties draw:fill="none" draw:fill-color="#ffffff"/>
      <style:paragraph-properties fo:text-align="end"/>
      <style:text-properties fo:font-size="12pt"/>
    </style:style>
    <style:style style:name="P30" style:family="paragraph">
      <loext:graphic-properties draw:fill="none" draw:fill-color="#ffffff"/>
      <style:paragraph-properties fo:text-align="center"/>
      <style:text-properties fo:font-size="12pt"/>
    </style:style>
    <style:style style:name="P31" style:family="paragraph">
      <style:paragraph-properties style:writing-mode="lr-tb">
        <style:tab-stops>
          <style:tab-stop style:position="10.6cm" style:type="right"/>
        </style:tab-stops>
      </style:paragraph-properties>
    </style:style>
    <style:style style:name="P32" style:family="paragraph">
      <loext:graphic-properties draw:fill="none" draw:fill-color="#ffffff"/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33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2pt" style:font-size-complex="12pt"/>
    </style:style>
    <style:style style:name="P34" style:family="paragraph">
      <loext:graphic-properties draw:fill="solid" draw:fill-color="#eeeeee"/>
      <style:paragraph-properties style:text-autospace="none"/>
      <style:text-properties fo:color="#000000" style:font-name="Source Code Pro" fo:font-size="12pt" fo:font-weight="normal" style:font-size-asian="12pt" style:font-size-complex="12pt"/>
    </style:style>
    <style:style style:name="P35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</style:style>
    <style:style style:name="P36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413cm"/>
          <style:tab-stop style:position="4.201cm"/>
        </style:tab-stops>
      </style:paragraph-properties>
    </style:style>
    <style:style style:name="P37" style:family="paragraph">
      <loext:graphic-properties draw:fill="none" draw:fill-color="#ffffff"/>
      <style:text-properties fo:font-size="18pt"/>
    </style:style>
    <style:style style:name="P38" style:family="paragraph">
      <style:paragraph-properties fo:text-align="start"/>
    </style:style>
    <style:style style:name="P39" style:family="paragraph">
      <loext:graphic-properties draw:fill="none" draw:fill-color="#ffffff"/>
      <style:paragraph-properties fo:text-align="start"/>
      <style:text-properties fo:font-size="12pt"/>
    </style:style>
    <style:style style:name="P40" style:family="paragraph">
      <loext:graphic-properties draw:fill-color="#ffffff"/>
      <style:text-properties fo:font-size="24pt"/>
    </style:style>
    <style:style style:name="P41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  <style:text-properties fo:font-size="18pt"/>
    </style:style>
    <style:style style:name="P4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fo:font-weight="250"/>
    </style:style>
    <style:style style:name="T2" style:family="text">
      <style:text-properties fo:font-size="16pt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color="#0073a4" fo:font-size="16pt"/>
    </style:style>
    <style:style style:name="T5" style:family="text">
      <style:text-properties fo:font-size="16pt"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73a4"/>
    </style:style>
    <style:style style:name="T8" style:family="text">
      <style:text-properties fo:font-size="12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14pt"/>
    </style:style>
    <style:style style:name="T11" style:family="text">
      <style:text-properties fo:font-size="12pt" fo:font-style="normal" style:font-style-asian="normal" style:font-style-complex="normal"/>
    </style:style>
    <style:style style:name="T12" style:family="text">
      <style:text-properties fo:font-weight="bold"/>
    </style:style>
    <style:style style:name="T13" style:family="text"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4" style:family="text">
      <style:text-properties fo:color="#11868a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5" style:family="text">
      <style:text-properties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6" style:family="text">
      <style:text-properties fo:color="#4c5c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7" style:family="text">
      <style:text-properties fo:color="#c73f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8" style:family="text">
      <style:text-properties fo:font-size="12pt" fo:font-weight="bold" style:font-weight-asian="bold" style:font-weight-complex="bold"/>
    </style:style>
    <style:style style:name="T19" style:family="text">
      <style:text-properties fo:color="#11868a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0" style:family="text">
      <style:text-properties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1" style:family="text">
      <style:text-properties fo:color="#4c5c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2" style:family="text">
      <style:text-properties fo:color="#c73f05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3" style:family="text">
      <style:text-properties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4" style:family="text">
      <style:text-properties fo:color="#343e42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5" style:family="text">
      <style:text-properties fo:color="#11868a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6" style:family="text">
      <style:text-properties fo:color="#c73f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7" style:family="text">
      <style:text-properties fo:color="#343e42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style:font-name="Source Code Pro" fo:font-size="12pt" fo:font-weight="normal" style:font-size-asian="18pt" style:font-size-complex="18pt"/>
    </style:style>
    <style:style style:name="T30" style:family="text">
      <style:text-properties style:font-name="Source Code Pro" fo:font-size="18pt" fo:font-style="normal" fo:font-weight="normal" style:font-size-asian="18pt" style:font-size-complex="18pt"/>
    </style:style>
    <style:style style:name="T31" style:family="text">
      <style:text-properties style:font-name="Source Code Pro" fo:font-size="18pt" fo:font-style="italic" fo:font-weight="normal" style:font-size-asian="18pt" style:font-style-asian="italic" style:font-size-complex="18pt" style:font-style-complex="italic"/>
    </style:style>
    <style:style style:name="T32" style:family="text">
      <style:text-properties fo:color="#11868a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3" style:family="text">
      <style:text-properties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4" style:family="text">
      <style:text-properties fo:color="#4c5c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5" style:family="text">
      <style:text-properties fo:color="#c73f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6" style:family="text">
      <style:text-properties fo:color="#343e42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7" style:family="text">
      <style:text-properties fo:font-variant="normal" fo:text-transform="none" fo:color="#11868a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4c5c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style:font-name="Source Code Pro"/>
    </style:style>
    <style:style style:name="T45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Bold" style:font-size-asian="12pt" style:font-style-asian="normal" style:font-weight-asian="bold" style:font-name-complex="SourceCodePro-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94a4c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size="18pt"/>
    </style:style>
    <style:style style:name="T49" style:family="text">
      <style:text-properties style:font-name="Source Code Pro" fo:font-size="14pt" fo:font-weight="normal" style:font-size-asian="14pt" style:font-size-complex="14pt"/>
    </style:style>
    <style:style style:name="T50" style:family="text">
      <style:text-properties style:font-name="Source Code Pro" fo:font-size="14pt" fo:font-style="italic" fo:font-weight="normal" style:font-size-asian="14pt" style:font-style-asian="italic" style:font-size-complex="14pt" style:font-style-complex="italic"/>
    </style:style>
    <style:style style:name="T51" style:family="text">
      <style:text-properties fo:font-weight="250"/>
    </style:style>
    <style:style style:name="T52" style:family="text">
      <style:text-properties style:font-name="Source Code Pro" fo:font-size="24pt" fo:font-weight="normal" style:font-size-asian="32pt" style:font-size-complex="32pt"/>
    </style:style>
    <style:style style:name="T5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5.127cm" presentation:class="title" presentation:user-transformed="true">
          <draw:text-box>
            <text:p>Arduino I – Einführungskurs</text:p>
          </draw:text-box>
        </draw:frame>
        <draw:frame draw:style-name="gr1" draw:text-style-name="P1" draw:layer="layout" svg:width="9cm" svg:height="2.88cm" svg:x="9.5cm" svg:y="1.427cm">
          <draw:image xlink:href="Pictures/100205430000CAB8000040A8D60CB4D9CFB9DB27.svg" xlink:type="simple" xlink:show="embed" xlink:actuate="onLoad">
            <text:p/>
          </draw:image>
          <draw:image xlink:href="Pictures/10000201000004E40000018FC0751BBE5D4A448A.png" xlink:type="simple" xlink:show="embed" xlink:actuate="onLoad"/>
        </draw:frame>
        <draw:frame draw:style-name="gr1" draw:text-style-name="P1" draw:layer="layout" svg:width="8.859cm" svg:height="5.827cm" svg:x="4.85cm" svg:y="8.373cm">
          <draw:image xlink:href="Pictures/10000000000001C2000001288B1B474C9C9B2AE6.jpg" xlink:type="simple" xlink:show="embed" xlink:actuate="onLoad">
            <text:p/>
          </draw:image>
        </draw:frame>
        <draw:frame draw:style-name="gr2" draw:text-style-name="P3" draw:layer="layout" svg:width="7.6cm" svg:height="4.299cm" svg:x="14.55cm" svg:y="9.137cm">
          <draw:text-box>
            <text:p text:style-name="P2"><text:span text:style-name="T1">14. April 2019</text:span></text:p>
            <text:p text:style-name="P2"><text:span text:style-name="T1"/></text:p>
            <text:p text:style-name="P2"><text:span text:style-name="T1">Christian Walther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" presentation:class="page"/>
          <draw:frame presentation:style-name="pr2" draw:text-style-name="P4" draw:layer="layout" svg:width="20cm" svg:height="16.45cm" svg:x="0.501cm" svg:y="12.75cm" presentation:class="notes">
            <draw:text-box>
              <text:p>Eintreffen, Kits auspacken</text:p>
              <text:p>Dauer: offiziell 3h, nach Belieben bis 4h</text:p>
              <text:p>Vorstellungsrunde: Erfahrung mit Elektronik, Programmieren? Konkretes Arduino-Projekt geplant?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Was ist ein Mikrocontroller, was ist Arduino?</text:p>
            <text:p text:style-name="P5">Loslegen mit Software-Installation</text:p>
            <text:p text:style-name="P5">Refresher Elektrizitätslehre</text:p>
            <text:p text:style-name="P5">Digitale und analoge Inputs und Outputs</text:p>
            <text:p text:style-name="P5">Kommunikation mit dem Computer</text:p>
            <text:p text:style-name="P5">Töne erzeugen, Servo ansteuern</text:p>
            <text:p text:style-name="P5">Ausblick</text:p>
          </draw:text-box>
        </draw:frame>
        <presentation:notes draw:style-name="dp2">
          <draw:page-thumbnail draw:style-name="gr3" draw:layer="layout" svg:width="20cm" svg:height="11.25cm" svg:x="0.5cm" svg:y="0.5cm" draw:page-number="2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4" draw:text-style-name="P6" draw:layer="layout" svg:width="4.7cm" svg:height="0.891cm" svg:x="17.15cm" svg:y="11.9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627cm" presentation:class="title" presentation:user-transformed="true">
          <draw:text-box>
            <text:p>Was ist ein Mikrocontroller?</text:p>
          </draw:text-box>
        </draw:frame>
        <draw:frame draw:style-name="gr5" draw:text-style-name="P7" draw:layer="layout" svg:width="12.639cm" svg:height="0.925cm" svg:x="7.681cm" svg:y="3.491cm">
          <draw:text-box>
            <text:p><text:span text:style-name="T2">Einsatz von programmierbaren digitalen Rechnern:</text:span></text:p>
          </draw:text-box>
        </draw:frame>
        <draw:frame draw:style-name="gr6" draw:text-style-name="P9" draw:layer="layout" svg:width="10cm" svg:height="7.665cm" svg:x="3.5cm" svg:y="5.2cm">
          <draw:text-box>
            <text:p text:style-name="P8"><text:span text:style-name="T3">Personal Computer</text:span></text:p>
            <text:p text:style-name="P8"><text:span text:style-name="T3">oder Mobilgerät</text:span></text:p>
            <text:p text:style-name="P8"><text:span text:style-name="T3"/></text:p>
            <text:p text:style-name="P8"><text:span text:style-name="T4">Desktop, Laptop, Spielkonsole, Tablet, Smartphone</text:span></text:p>
            <text:p text:style-name="P8"><text:span text:style-name="T2"/></text:p>
            <text:p text:style-name="P8"><text:span text:style-name="T2">Allzweck-Gerät</text:span></text:p>
            <text:p text:style-name="P8"><text:span text:style-name="T2">viel Rechenleistung und Speicherplatz</text:span></text:p>
            <text:p text:style-name="P8"><text:span text:style-name="T2"/></text:p>
            <text:p text:style-name="P8"><text:span text:style-name="T2"/></text:p>
            <text:p text:style-name="P8"><text:span text:style-name="T3">Mikroprozessor</text:span></text:p>
          </draw:text-box>
        </draw:frame>
        <draw:frame draw:style-name="gr6" draw:text-style-name="P9" draw:layer="layout" svg:width="10cm" svg:height="7.665cm" svg:x="14.5cm" svg:y="5.2cm">
          <draw:text-box>
            <text:p text:style-name="P8"><text:span text:style-name="T5">Embedded-System</text:span></text:p>
            <text:p text:style-name="P8"><text:span text:style-name="T2"/></text:p>
            <text:p text:style-name="P8"><text:span text:style-name="T2"/></text:p>
            <text:p text:style-name="P8"><text:span text:style-name="T4">Digitaluhr, Kaffeemaschine, Verkehrsampel, Zahnbürste</text:span></text:p>
            <text:p text:style-name="P8"><text:span text:style-name="T2"/></text:p>
            <text:p text:style-name="P8"><text:span text:style-name="T2">optimiert für einen Zweck</text:span></text:p>
            <text:p text:style-name="P8"><text:span text:style-name="T2">klein und billig</text:span></text:p>
            <text:p text:style-name="P8"><text:span text:style-name="T2">alles nötige in einem Baustein</text:span></text:p>
            <text:p text:style-name="P8"><text:span text:style-name="T2"/></text:p>
            <text:p text:style-name="P8"><text:span text:style-name="T3">Mikrocontroller</text:span></text:p>
          </draw:text-box>
        </draw:frame>
        <presentation:notes draw:style-name="dp2">
          <draw:page-thumbnail draw:style-name="gr3" draw:layer="layout" svg:width="20cm" svg:height="11.25cm" svg:x="0.5cm" svg:y="0.5cm" draw:page-number="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7" draw:text-style-name="P10" draw:layer="layout" svg:width="6.4cm" svg:height="3.6cm" svg:x="10.805cm" svg:y="5.3cm">
            <text:p text:style-name="P10">Mikro-</text:p>
            <text:p text:style-name="P10">controller</text:p>
            <text:p text:style-name="P10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1" draw:layer="layout" svg:width="2.386cm" svg:height="1.009cm" draw:transform="rotate (1.5707963267949) translate (10.796cm 8.293cm)">
            <draw:text-box>
              <text:p>INPUT</text:p>
            </draw:text-box>
          </draw:frame>
          <draw:frame draw:style-name="gr9" draw:text-style-name="P11" draw:layer="layout" svg:width="3.063cm" svg:height="1.009cm" draw:transform="rotate (1.5707963267949) translate (16.196cm 8.632cm)">
            <draw:text-box>
              <text:p>OUTPUT</text:p>
            </draw:text-box>
          </draw:frame>
          <draw:g>
            <draw:line draw:style-name="gr10" draw:text-style-name="P1" draw:layer="layout" svg:x1="10.196cm" svg:y1="5.85cm" svg:x2="10.796cm" svg:y2="5.85cm">
              <text:p/>
            </draw:line>
            <draw:line draw:style-name="gr10" draw:text-style-name="P1" draw:layer="layout" svg:x1="10.196cm" svg:y1="6.35cm" svg:x2="10.796cm" svg:y2="6.35cm">
              <text:p/>
            </draw:line>
            <draw:line draw:style-name="gr10" draw:text-style-name="P1" draw:layer="layout" svg:x1="10.196cm" svg:y1="6.85cm" svg:x2="10.796cm" svg:y2="6.85cm">
              <text:p/>
            </draw:line>
            <draw:line draw:style-name="gr10" draw:text-style-name="P1" draw:layer="layout" svg:x1="10.196cm" svg:y1="7.35cm" svg:x2="10.796cm" svg:y2="7.35cm">
              <text:p/>
            </draw:line>
            <draw:line draw:style-name="gr10" draw:text-style-name="P1" draw:layer="layout" svg:x1="10.196cm" svg:y1="7.85cm" svg:x2="10.796cm" svg:y2="7.85cm">
              <text:p/>
            </draw:line>
            <draw:line draw:style-name="gr10" draw:text-style-name="P1" draw:layer="layout" svg:x1="10.196cm" svg:y1="8.35cm" svg:x2="10.796cm" svg:y2="8.35cm">
              <text:p/>
            </draw:line>
          </draw:g>
          <draw:g>
            <draw:line draw:style-name="gr10" draw:text-style-name="P1" draw:layer="layout" svg:x1="17.205cm" svg:y1="5.85cm" svg:x2="17.805cm" svg:y2="5.85cm">
              <text:p/>
            </draw:line>
            <draw:line draw:style-name="gr10" draw:text-style-name="P1" draw:layer="layout" svg:x1="17.205cm" svg:y1="6.35cm" svg:x2="17.805cm" svg:y2="6.35cm">
              <text:p/>
            </draw:line>
            <draw:line draw:style-name="gr10" draw:text-style-name="P1" draw:layer="layout" svg:x1="17.205cm" svg:y1="6.85cm" svg:x2="17.805cm" svg:y2="6.85cm">
              <text:p/>
            </draw:line>
            <draw:line draw:style-name="gr10" draw:text-style-name="P1" draw:layer="layout" svg:x1="17.205cm" svg:y1="7.35cm" svg:x2="17.805cm" svg:y2="7.35cm">
              <text:p/>
            </draw:line>
            <draw:line draw:style-name="gr10" draw:text-style-name="P1" draw:layer="layout" svg:x1="17.205cm" svg:y1="7.85cm" svg:x2="17.805cm" svg:y2="7.85cm">
              <text:p/>
            </draw:line>
            <draw:line draw:style-name="gr10" draw:text-style-name="P1" draw:layer="layout" svg:x1="17.205cm" svg:y1="8.35cm" svg:x2="17.805cm" svg:y2="8.35cm">
              <text:p/>
            </draw:line>
          </draw:g>
        </draw:g>
        <draw:frame draw:style-name="gr11" draw:text-style-name="P12" draw:layer="layout" svg:width="4.278cm" svg:height="4.799cm" svg:x="3.722cm" svg:y="4.701cm">
          <draw:text-box>
            <text:p text:style-name="P2"><text:span text:style-name="T6">Sensoren</text:span></text:p>
            <text:p text:style-name="P2"><text:span text:style-name="T7">Taste</text:span></text:p>
            <text:p text:style-name="P2"><text:span text:style-name="T7">Drehknopf</text:span></text:p>
            <text:p text:style-name="P2"><text:span text:style-name="T7">Lichtsensor</text:span></text:p>
            <text:p text:style-name="P2"><text:span text:style-name="T7">Thermometer</text:span></text:p>
            <text:p text:style-name="P2"><text:span text:style-name="T7">Mikrofon</text:span></text:p>
          </draw:text-box>
        </draw:frame>
        <draw:frame draw:style-name="gr12" draw:text-style-name="P11" draw:layer="layout" svg:width="4.109cm" svg:height="4.799cm" svg:x="20cm" svg:y="4.701cm">
          <draw:text-box>
            <text:p><text:span text:style-name="T6">Aktoren</text:span></text:p>
            <text:p><text:span text:style-name="T7">Lampe</text:span></text:p>
            <text:p><text:span text:style-name="T7">Anzeige</text:span></text:p>
            <text:p><text:span text:style-name="T7">Motor</text:span></text:p>
            <text:p><text:span text:style-name="T7">Heizung</text:span></text:p>
            <text:p><text:span text:style-name="T7">Lautsprecher</text:span></text:p>
          </draw:text-box>
        </draw:frame>
        <draw:custom-shape draw:style-name="gr13" draw:text-style-name="P13" draw:layer="layout" svg:width="0.8cm" svg:height="2.2cm" svg:x="8.7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0.8cm" svg:height="2.2cm" svg:x="18.6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20cm" svg:height="11.25cm" svg:x="0.5cm" svg:y="0.5cm" draw:page-number="4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14" draw:text-style-name="P10" draw:layer="layout" svg:width="6.4cm" svg:height="3.6cm" svg:x="10.805cm" svg:y="3.5cm">
            <text:p text:style-name="P10">Mikro-</text:p>
            <text:p text:style-name="P10">controller</text:p>
            <text:p text:style-name="P10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1" draw:layer="layout" svg:width="2.386cm" svg:height="1.009cm" draw:transform="rotate (1.5707963267949) translate (10.796cm 6.493cm)">
            <draw:text-box>
              <text:p>INPUT</text:p>
            </draw:text-box>
          </draw:frame>
          <draw:frame draw:style-name="gr9" draw:text-style-name="P11" draw:layer="layout" svg:width="3.063cm" svg:height="1.009cm" draw:transform="rotate (1.5707963267949) translate (16.196cm 6.832cm)">
            <draw:text-box>
              <text:p>OUTPUT</text:p>
            </draw:text-box>
          </draw:frame>
          <draw:g>
            <draw:line draw:style-name="gr10" draw:text-style-name="P1" draw:layer="layout" svg:x1="10.196cm" svg:y1="4.05cm" svg:x2="10.796cm" svg:y2="4.05cm">
              <text:p/>
            </draw:line>
            <draw:line draw:style-name="gr10" draw:text-style-name="P1" draw:layer="layout" svg:x1="10.196cm" svg:y1="4.55cm" svg:x2="10.796cm" svg:y2="4.55cm">
              <text:p/>
            </draw:line>
            <draw:line draw:style-name="gr10" draw:text-style-name="P1" draw:layer="layout" svg:x1="10.196cm" svg:y1="5.05cm" svg:x2="10.796cm" svg:y2="5.05cm">
              <text:p/>
            </draw:line>
            <draw:line draw:style-name="gr10" draw:text-style-name="P1" draw:layer="layout" svg:x1="10.196cm" svg:y1="5.55cm" svg:x2="10.796cm" svg:y2="5.55cm">
              <text:p/>
            </draw:line>
            <draw:line draw:style-name="gr10" draw:text-style-name="P1" draw:layer="layout" svg:x1="10.196cm" svg:y1="6.05cm" svg:x2="10.796cm" svg:y2="6.05cm">
              <text:p/>
            </draw:line>
            <draw:line draw:style-name="gr10" draw:text-style-name="P1" draw:layer="layout" svg:x1="10.196cm" svg:y1="6.55cm" svg:x2="10.796cm" svg:y2="6.55cm">
              <text:p/>
            </draw:line>
          </draw:g>
          <draw:g>
            <draw:line draw:style-name="gr10" draw:text-style-name="P1" draw:layer="layout" svg:x1="17.205cm" svg:y1="4.05cm" svg:x2="17.805cm" svg:y2="4.05cm">
              <text:p/>
            </draw:line>
            <draw:line draw:style-name="gr10" draw:text-style-name="P1" draw:layer="layout" svg:x1="17.205cm" svg:y1="4.55cm" svg:x2="17.805cm" svg:y2="4.55cm">
              <text:p/>
            </draw:line>
            <draw:line draw:style-name="gr10" draw:text-style-name="P1" draw:layer="layout" svg:x1="17.205cm" svg:y1="5.05cm" svg:x2="17.805cm" svg:y2="5.05cm">
              <text:p/>
            </draw:line>
            <draw:line draw:style-name="gr10" draw:text-style-name="P1" draw:layer="layout" svg:x1="17.205cm" svg:y1="5.55cm" svg:x2="17.805cm" svg:y2="5.55cm">
              <text:p/>
            </draw:line>
            <draw:line draw:style-name="gr10" draw:text-style-name="P1" draw:layer="layout" svg:x1="17.205cm" svg:y1="6.05cm" svg:x2="17.805cm" svg:y2="6.05cm">
              <text:p/>
            </draw:line>
            <draw:line draw:style-name="gr10" draw:text-style-name="P1" draw:layer="layout" svg:x1="17.205cm" svg:y1="6.55cm" svg:x2="17.805cm" svg:y2="6.55cm">
              <text:p/>
            </draw:line>
          </draw:g>
        </draw:g>
        <draw:frame draw:style-name="gr15" draw:text-style-name="P12" draw:layer="layout" svg:width="3.139cm" svg:height="1.009cm" svg:x="4.861cm" svg:y="4.796cm">
          <draw:text-box>
            <text:p text:style-name="P2"><text:span text:style-name="T6">Sensoren</text:span></text:p>
          </draw:text-box>
        </draw:frame>
        <draw:frame draw:style-name="gr16" draw:text-style-name="P11" draw:layer="layout" svg:width="2.868cm" svg:height="1.009cm" svg:x="20cm" svg:y="4.796cm">
          <draw:text-box>
            <text:p><text:span text:style-name="T6">Aktoren</text:span></text:p>
          </draw:text-box>
        </draw:frame>
        <draw:g>
          <draw:custom-shape draw:style-name="gr17" draw:text-style-name="P14" draw:layer="layout" svg:width="0.15cm" svg:height="0.15cm" svg:x="15.62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0" draw:layer="layout" svg:x1="15.701cm" svg:y1="11.5cm" svg:x2="17.351cm" svg:y2="11.5cm">
            <text:p/>
          </draw:line>
          <draw:custom-shape draw:style-name="gr17" draw:text-style-name="P14" draw:layer="layout" svg:width="0.15cm" svg:height="0.15cm" svg:x="14.87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5.026cm" svg:y="10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5.026cm" svg:y="11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15.701cm" svg:y1="11.5cm" svg:x2="15.101cm" svg:y2="11.95cm">
            <text:p/>
          </draw:line>
          <draw:line draw:style-name="gr18" draw:text-style-name="P10" draw:layer="layout" svg:x1="15.101cm" svg:y1="11.95cm" svg:x2="15.101cm" svg:y2="12.25cm">
            <text:p/>
          </draw:line>
          <draw:g>
            <draw:custom-shape draw:style-name="gr20" draw:text-style-name="P10" draw:layer="layout" svg:width="0.6cm" svg:height="0.6cm" svg:x="14.801cm" svg:y="12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4.839cm" svg:y1="12.7cm" svg:x2="15.363cm" svg:y2="12.7cm">
              <text:p/>
            </draw:line>
            <draw:line draw:style-name="gr21" draw:text-style-name="P1" draw:layer="layout" svg:x1="15.101cm" svg:y1="12.7cm" svg:x2="14.951cm" svg:y2="12.4cm">
              <text:p/>
            </draw:line>
          </draw:g>
          <draw:line draw:style-name="gr10" draw:text-style-name="P1" draw:layer="layout" svg:x1="13.901cm" svg:y1="11.8cm" svg:x2="14.501cm" svg:y2="11.8cm">
            <text:p/>
          </draw:line>
          <draw:custom-shape draw:style-name="gr22" draw:text-style-name="P10" draw:layer="layout" svg:width="0.225cm" svg:height="0.225cm" svg:x="14.426cm" svg:y="1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4.651cm 11.0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4.201cm 11.8cm)" svg:viewBox="0 0 300 750" draw:points="0,0 300,0 300,750">
            <text:p/>
          </draw:polyline>
          <draw:frame draw:style-name="gr23" draw:text-style-name="P15" draw:layer="layout" svg:width="1.348cm" svg:height="0.755cm" svg:x="13.303cm" svg:y="10.384cm">
            <draw:text-box>
              <text:p><text:span text:style-name="T8">+5V</text:span></text:p>
            </draw:text-box>
          </draw:frame>
          <draw:frame draw:style-name="gr24" draw:text-style-name="P15" draw:layer="layout" svg:width="1.547cm" svg:height="0.755cm" svg:x="12.604cm" svg:y="11.234cm">
            <draw:text-box>
              <text:p><text:span text:style-name="T8">GND</text:span></text:p>
            </draw:text-box>
          </draw:frame>
          <draw:polyline draw:style-name="gr25" draw:text-style-name="P1" draw:layer="layout" svg:width="1.499cm" svg:height="2.099cm" draw:transform="rotate (1.5707963267949) translate (13.301cm 11.725cm)" svg:viewBox="0 0 1500 2100" draw:points="0,2100 1500,2100 1500,0">
            <text:p/>
          </draw:polyline>
          <draw:frame draw:style-name="gr26" draw:text-style-name="P15" draw:layer="layout" svg:width="2.502cm" svg:height="0.755cm" svg:x="11.049cm" svg:y="9.745cm">
            <draw:text-box>
              <text:p><text:span text:style-name="T8">Programm</text:span></text:p>
            </draw:text-box>
          </draw:frame>
          <draw:polyline draw:style-name="gr25" draw:text-style-name="P1" draw:layer="layout" svg:width="2.049cm" svg:height="2.299cm" draw:transform="rotate (-1.5707963267949) translate (14.651cm 10.5cm)" svg:viewBox="0 0 2050 2300" draw:points="0,2300 2050,2300 2050,0">
            <text:p/>
          </draw:polyline>
          <draw:polyline draw:style-name="gr18" draw:text-style-name="P10" draw:layer="layout" svg:width="3.749cm" svg:height="4.949cm" draw:transform="rotate (-1.5707963267949) translate (16.301cm 9.55cm)" svg:viewBox="0 0 3750 4950" draw:points="0,0 3750,0 3750,4950">
            <text:p/>
          </draw:polyline>
        </draw:g>
        <draw:frame draw:style-name="gr27" draw:text-style-name="P11" draw:layer="layout" svg:width="5.049cm" svg:height="2.525cm" svg:x="5.551cm" svg:y="10.163cm">
          <draw:text-box>
            <text:p><text:span text:style-name="T6">GPIO Pin</text:span></text:p>
            <text:p>General Purpose</text:p>
            <text:p>Input/Output</text:p>
          </draw:text-box>
        </draw:frame>
        <draw:custom-shape draw:style-name="gr13" draw:text-style-name="P13" draw:layer="layout" svg:width="0.8cm" svg:height="2.2cm" svg:x="8.7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0.8cm" svg:height="2.2cm" svg:x="18.6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0" draw:layer="layout" svg:width="1.405cm" svg:height="1.4cm" svg:x="10.39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1.2cm" svg:y1="7.4cm" svg:x2="11.4cm" svg:y2="8.8cm">
          <text:p/>
        </draw:line>
        <draw:custom-shape draw:style-name="gr30" draw:text-style-name="P10" draw:layer="layout" svg:width="1.405cm" svg:height="1.4cm" svg:x="16.171cm" svg:y="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6.8cm" svg:y1="7.4cm" svg:x2="16.6cm" svg:y2="8.8cm">
          <text:p/>
        </draw:line>
        <presentation:notes draw:style-name="dp2">
          <draw:page-thumbnail draw:style-name="gr3" draw:layer="layout" svg:width="20cm" svg:height="11.25cm" svg:x="0.5cm" svg:y="0.5cm" draw:page-number="5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as ist Arduino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Ein Projekt mit dem Ziel, Bastlern, Künstlern und anderen Nicht-Ingenieuren den Einsatz von Mikrocontrollern zu ermöglichen.</text:p>
              </text:list-header>
            </text:list>
          </draw:text-box>
        </draw:frame>
        <draw:frame presentation:style-name="pr5" draw:layer="layout" svg:width="11.405cm" svg:height="6.6cm" svg:x="0.195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Produkte</text:span> (open source)</text:p>
                    <text:list>
                      <text:list-item>
                        <text:p>Boards</text:p>
                      </text:list-item>
                      <text:list-item>
                        <text:p>Entwicklungsumgebung (IDE, Integrated Development Environment)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layer="layout" svg:width="13.999cm" svg:height="6.8cm" svg:x="11.8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Community</text:span></text:p>
                    <text:list>
                      <text:list-item>
                        <text:p>Foren, Tutorials etc.</text:p>
                        <text:list>
                          <text:list-item>
                            <text:p>http://forum.arduino.cc</text:p>
                          </text:list-item>
                          <text:list-item>
                            <text:p>http://playground.arduino.cc</text:p>
                          </text:list-item>
                        </text:list>
                      </text:list-item>
                      <text:list-item>
                        <text:p>Software-Erweiterungen: Libraries</text:p>
                      </text:list-item>
                      <text:list-item>
                        <text:p>Hardware-Erweiterungen: Shield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6" presentation:class="page"/>
          <draw:frame presentation:style-name="pr2" draw:text-style-name="P4" draw:layer="layout" svg:width="20cm" svg:height="16.45cm" svg:x="0.501cm" svg:y="12.75cm" presentation:class="notes">
            <draw:text-box>
              <text:p>Board mit Atmega 328P, es gibt andere, Uno ist älter, einfacher, robuster, Open-Source-Hardware</text:p>
              <text:p>IDE, open source, funktioniert auch mit Boards anderer Hersteller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twicklungsumgebung (IDE) installieren</text:p>
          </draw:text-box>
        </draw:frame>
        <draw:frame presentation:style-name="pr5" draw:layer="layout" svg:width="25.199cm" svg:height="4.115cm" svg:x="1.4cm" svg:y="3.285cm" presentation:class="outline" presentation:user-transformed="true">
          <draw:text-box>
            <text:list text:style-name="L3">
              <text:list-item>
                <text:list>
                  <text:list-header>
                    <text:p>https://www.arduino.cc/en/Main/Software</text:p>
                    <text:p><text:span text:style-name="T8">Projektbuch S. 16</text:span></text:p>
                    <text:p text:style-name="P16"><text:span text:style-name="T9">Sprache umschalten:</text:span><text:span text:style-name="T9"><text:tab/></text:span><text:span text:style-name="T9">File ▸ Preferences <text:s/>(Windows)</text:span><text:span text:style-name="T9"><text:line-break/></text:span><text:span text:style-name="T9"><text:tab/></text:span><text:span text:style-name="T9">Arduino ▸ Preferences <text:s/>(Mac)</text:span>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2.63cm" svg:x="1.4cm" svg:y="7.027cm" presentation:class="title" presentation:user-transformed="true">
          <draw:text-box>
            <text:p>Beispielprogramm «Blink» laden</text:p>
          </draw:text-box>
        </draw:frame>
        <draw:frame draw:style-name="gr1" draw:text-style-name="P1" draw:layer="layout" svg:width="12cm" svg:height="4.1cm" svg:x="8cm" svg:y="9.7cm">
          <draw:image xlink:href="Pictures/100000000000030100000107E2E6F083CDC1C7FE.png" xlink:type="simple" xlink:show="embed" xlink:actuate="onLoad">
            <text:p/>
          </draw:image>
        </draw:frame>
        <draw:frame presentation:style-name="pr5" draw:layer="layout" svg:width="25.199cm" svg:height="2.515cm" svg:x="1.4cm" svg:y="13.3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8">Projektbuch S. 1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7" presentation:class="page"/>
          <draw:frame presentation:style-name="pr2" draw:text-style-name="P4" draw:layer="layout" svg:width="20cm" svg:height="16.45cm" svg:x="0.501cm" svg:y="12.75cm" presentation:class="notes">
            <draw:text-box>
              <text:p>Knopf «Hochladen» übersetzt das Programm in maschinenlesbaren Binärcode (von da kommen die Fehlermeldungen) und überträgt es.</text:p>
              <text:p>Die Übersetzung ist eine Einbahnstrasse, man kann kein Programm aus dem Arduino zurücklesen und in menschenlesbare Sprache zurück übersetzen. Sketches deshalb immer speichern.</text:p>
            </draw:text-box>
          </draw:frame>
        </presentation:notes>
      </draw:page>
      <draw:page draw:name="page8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tromkreise</text:p>
          </draw:text-box>
        </draw:frame>
        <draw:g>
          <draw:custom-shape draw:style-name="gr31" draw:text-style-name="P17" draw:layer="layout" svg:width="2cm" svg:height="2cm" svg:x="3.1cm" svg:y="7.157cm">
            <text:p text:style-name="P10"><text:span text:style-name="T10">Strom-</text:span></text:p>
            <text:p text:style-name="P10"><text:span text:style-name="T10">quell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draw:layer="layout" svg:width="2.4cm" svg:height="2.4cm" svg:x="9.9cm" svg:y="6.957cm">
            <text:p text:style-name="P10"><text:span text:style-name="T10">Last,</text:span></text:p>
            <text:p text:style-name="P10"><text:span text:style-name="T10">Verbrau-</text:span></text:p>
            <text:p text:style-name="P10"><text:span text:style-name="T10">ch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1.399cm" svg:height="6.999cm" draw:transform="rotate (1.5707963267949) translate (4.1cm 7.157cm)" svg:viewBox="0 0 1400 7000" draw:points="0,0 1400,0 1400,7000 200,7000">
            <text:p/>
          </draw:polyline>
          <draw:frame draw:style-name="gr33" draw:text-style-name="P18" draw:layer="layout" svg:width="3.013cm" svg:height="1.429cm" svg:x="5.987cm" svg:y="7.409cm">
            <draw:text-box>
              <text:p><text:span text:style-name="T10">Spannung</text:span></text:p>
              <text:p><text:span text:style-name="T10">U = 5 V</text:span></text:p>
            </draw:text-box>
          </draw:frame>
          <draw:frame draw:style-name="gr34" draw:text-style-name="P19" draw:layer="layout" svg:width="2.479cm" svg:height="0.84cm" svg:x="4.634cm" svg:y="10.557cm">
            <draw:text-box>
              <text:p text:style-name="P8"><text:span text:style-name="T10">0 V, GND</text:span></text:p>
            </draw:text-box>
          </draw:frame>
          <draw:frame draw:style-name="gr35" draw:text-style-name="P19" draw:layer="layout" svg:width="2.411cm" svg:height="1.429cm" svg:x="4.668cm" svg:y="4.357cm">
            <draw:text-box>
              <text:p text:style-name="P8"><text:span text:style-name="T10">Potential</text:span></text:p>
              <text:p text:style-name="P8"><text:span text:style-name="T10">+5 V</text:span></text:p>
            </draw:text-box>
          </draw:frame>
          <draw:frame draw:style-name="gr36" draw:text-style-name="P19" draw:layer="layout" svg:width="2.517cm" svg:height="1.429cm" svg:x="8.085cm" svg:y="3.957cm">
            <draw:text-box>
              <text:p text:style-name="P8"><text:span text:style-name="T10">Strom</text:span></text:p>
              <text:p text:style-name="P8"><text:span text:style-name="T10">I = 30 mA</text:span></text:p>
            </draw:text-box>
          </draw:frame>
          <draw:polyline draw:style-name="gr10" draw:text-style-name="P1" draw:layer="layout" svg:width="1.399cm" svg:height="6.999cm" draw:transform="rotate (1.5707963267949) translate (4.1cm 10.557cm)" svg:viewBox="0 0 1400 7000" draw:points="1400,0 0,0 0,7000 1200,7000">
            <text:p/>
          </draw:polyline>
          <draw:line draw:style-name="gr37" draw:text-style-name="P10" draw:layer="layout" svg:x1="5.873cm" svg:y1="5.957cm" svg:x2="5.873cm" svg:y2="10.357cm">
            <text:p/>
          </draw:line>
          <draw:line draw:style-name="gr38" draw:text-style-name="P10" draw:layer="layout" svg:x1="8.7cm" svg:y1="5.457cm" svg:x2="10.1cm" svg:y2="5.457cm">
            <text:p/>
          </draw:line>
          <draw:frame draw:style-name="gr39" draw:text-style-name="P19" draw:layer="layout" svg:width="2.517cm" svg:height="0.84cm" svg:x="8.085cm" svg:y="10.957cm">
            <draw:text-box>
              <text:p text:style-name="P8"><text:span text:style-name="T10">I = 30 mA</text:span></text:p>
            </draw:text-box>
          </draw:frame>
          <draw:line draw:style-name="gr38" draw:text-style-name="P10" draw:layer="layout" svg:x1="10.1cm" svg:y1="10.857cm" svg:x2="8.7cm" svg:y2="10.857cm">
            <text:p/>
          </draw:line>
          <draw:frame draw:style-name="gr40" draw:text-style-name="P19" draw:layer="layout" svg:width="0.786cm" svg:height="0.84cm" svg:x="3.314cm" svg:y="6.321cm">
            <draw:text-box>
              <text:p text:style-name="P8"><text:span text:style-name="T10">+</text:span></text:p>
            </draw:text-box>
          </draw:frame>
          <draw:frame draw:style-name="gr40" draw:text-style-name="P19" draw:layer="layout" svg:width="0.786cm" svg:height="0.84cm" svg:x="3.314cm" svg:y="9.157cm">
            <draw:text-box>
              <text:p text:style-name="P8"><text:span text:style-name="T10">–</text:span></text:p>
            </draw:text-box>
          </draw:frame>
        </draw:g>
        <draw:frame draw:style-name="gr1" draw:text-style-name="P1" draw:layer="layout" svg:width="10cm" svg:height="6.76cm" svg:x="14.9cm" svg:y="4.495cm">
          <draw:image xlink:href="Pictures/10000C90000015BB00000EB0A4C3FFA7BBCC274B.svg" xlink:type="simple" xlink:show="embed" xlink:actuate="onLoad">
            <text:p/>
          </draw:image>
          <draw:image xlink:href="Pictures/100002010000011B000000BF5F6E265C59155EAE.png" xlink:type="simple" xlink:show="embed" xlink:actuate="onLoad"/>
        </draw:frame>
        <draw:frame draw:style-name="gr41" draw:text-style-name="P15" draw:layer="layout" svg:width="3.669cm" svg:height="0.755cm" svg:x="12.166cm" svg:y="12.545cm">
          <draw:text-box>
            <text:p><text:span text:style-name="T8">Projektbuch S. 21</text:span></text:p>
          </draw:text-box>
        </draw:frame>
        <presentation:notes draw:style-name="dp2">
          <draw:page-thumbnail draw:style-name="gr3" draw:layer="layout" svg:width="20cm" svg:height="11.25cm" svg:x="0.5cm" svg:y="0.5cm" draw:page-number="8" presentation:class="page"/>
          <draw:frame presentation:style-name="pr2" draw:text-style-name="P4" draw:layer="layout" svg:width="20cm" svg:height="16.45cm" svg:x="0.501cm" svg:y="12.75cm" presentation:class="notes">
            <draw:text-box>
              <text:p>Strom fliesst im Kreis, überall entlang einer Leitung gleich viel, es geht nichts verloren</text:p>
              <text:p>Spannung wird gemessen zwischen zwei Punkten, analog zu Höhenunterschied im Gelände-Modell des Projektbuchs</text:p>
              <text:p>Bequemer: Potential an einem Punkt, erreicht durch Festlegen eines Nullpunkts (Ground), analog zu Höhe über Meer im Gelände</text:p>
            </draw:text-box>
          </draw:frame>
        </presentation:notes>
      </draw:page>
      <draw:page draw:name="page9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teckbrett (Breadboard)</text:p>
          </draw:text-box>
        </draw:frame>
        <draw:frame draw:style-name="gr1" draw:text-style-name="P1" draw:layer="layout" svg:width="10.331cm" svg:height="6.697cm" svg:x="2.667cm" svg:y="4.526cm">
          <draw:image xlink:href="Pictures/10024A650000203C000014D6266168B849424DCB.svg" xlink:type="simple" xlink:show="embed" xlink:actuate="onLoad">
            <text:p/>
          </draw:image>
          <draw:image xlink:href="Pictures/10000201000001A30000010F580C38EEA3FB6C4A.png" xlink:type="simple" xlink:show="embed" xlink:actuate="onLoad"/>
        </draw:frame>
        <draw:frame draw:style-name="gr1" draw:text-style-name="P1" draw:layer="layout" svg:width="10.331cm" svg:height="6.697cm" svg:x="15.001cm" svg:y="4.526cm">
          <draw:image xlink:href="Pictures/10024BC70000203C000014D63630233BC6DA498E.svg" xlink:type="simple" xlink:show="embed" xlink:actuate="onLoad">
            <text:p/>
          </draw:image>
          <draw:image xlink:href="Pictures/10000201000001A30000010F14689B8E739E75DD.png" xlink:type="simple" xlink:show="embed" xlink:actuate="onLoad"/>
        </draw:frame>
        <presentation:notes draw:style-name="dp2">
          <draw:page-thumbnail draw:style-name="gr3" draw:layer="layout" svg:width="20cm" svg:height="11.25cm" svg:x="0.5cm" svg:y="0.5cm" draw:page-number="9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Blink mit externer LED: Digitaler Output</text:p>
          </draw:text-box>
        </draw:frame>
        <draw:g>
          <draw:custom-shape draw:style-name="gr42" draw:text-style-name="P10" draw:layer="layout" svg:width="0.4cm" svg:height="1.2cm" svg:x="19.8cm" svg:y="6.175cm">
            <text:p/>
            <draw:enhanced-geometry svg:viewBox="0 0 21600 21600" draw:type="rectangle" draw:enhanced-path="M 0 0 L 21600 0 21600 21600 0 21600 0 0 Z N"/>
          </draw:custom-shape>
          <draw:polyline draw:style-name="gr18" draw:text-style-name="P10" draw:layer="layout" svg:width="0.999cm" svg:height="0.999cm" svg:x="19cm" svg:y="5.175cm" svg:viewBox="0 0 1000 1000" draw:points="0,0 1000,0 1000,1000">
            <text:p/>
          </draw:polyline>
          <draw:polygon draw:style-name="gr18" draw:text-style-name="P10" draw:layer="layout" svg:width="0.399cm" svg:height="0.399cm" svg:x="19.8cm" svg:y="8.975cm" svg:viewBox="0 0 400 400" draw:points="200,400 0,0 400,0">
            <text:p/>
          </draw:polygon>
          <draw:line draw:style-name="gr18" draw:text-style-name="P10" draw:layer="layout" svg:x1="19.8cm" svg:y1="9.375cm" svg:x2="20.2cm" svg:y2="9.375cm">
            <text:p/>
          </draw:line>
          <draw:line draw:style-name="gr18" draw:text-style-name="P10" draw:layer="layout" svg:x1="20cm" svg:y1="7.375cm" svg:x2="20cm" svg:y2="8.975cm">
            <text:p/>
          </draw:line>
          <draw:line draw:style-name="gr18" draw:text-style-name="P10" draw:layer="layout" svg:x1="20cm" svg:y1="9.375cm" svg:x2="20cm" svg:y2="10.975cm">
            <text:p/>
          </draw:line>
          <draw:line draw:style-name="gr18" draw:text-style-name="P10" draw:layer="layout" svg:x1="19.8cm" svg:y1="10.975cm" svg:x2="20.2cm" svg:y2="10.975cm">
            <text:p/>
          </draw:line>
          <draw:frame draw:style-name="gr43" draw:text-style-name="P15" draw:layer="layout" svg:width="1.963cm" svg:height="0.755cm" draw:transform="rotate (-1.5707963267949) translate (17.9cm 4.212cm)">
            <draw:text-box>
              <text:p><text:span text:style-name="T8">Arduino</text:span></text:p>
            </draw:text-box>
          </draw:frame>
          <draw:frame draw:style-name="gr44" draw:text-style-name="P15" draw:layer="layout" svg:width="1.315cm" svg:height="0.755cm" svg:x="17.785cm" svg:y="4.775cm">
            <draw:text-box>
              <text:p><text:span text:style-name="T8">D13</text:span></text:p>
            </draw:text-box>
          </draw:frame>
          <draw:frame draw:style-name="gr45" draw:text-style-name="P15" draw:layer="layout" svg:width="6.103cm" svg:height="2.267cm" svg:x="21cm" svg:y="5.65cm">
            <draw:text-box>
              <text:p><text:span text:style-name="T8">Vorwiderstand</text:span></text:p>
              <text:p><text:span text:style-name="T8">220 Ω</text:span></text:p>
              <text:p><text:span text:style-name="T8">rot rot braun <text:s text:c="2"/>gold</text:span></text:p>
              <text:p><text:span text:style-name="T8">rot rot schwarz schwarz <text:s text:c="2"/>braun</text:span></text:p>
            </draw:text-box>
          </draw:frame>
          <draw:frame draw:style-name="gr46" draw:text-style-name="P15" draw:layer="layout" svg:width="4.211cm" svg:height="1.259cm" svg:x="21.014cm" svg:y="8.575cm">
            <draw:text-box>
              <text:p><text:span text:style-name="T8">Leuchtdiode</text:span></text:p>
              <text:p><text:span text:style-name="T11">L</text:span><text:span text:style-name="T8">ight </text:span><text:span text:style-name="T11">E</text:span><text:span text:style-name="T8">mitting </text:span><text:span text:style-name="T11">D</text:span><text:span text:style-name="T8">iode</text:span></text:p>
            </draw:text-box>
          </draw:frame>
          <draw:frame draw:style-name="gr47" draw:text-style-name="P15" draw:layer="layout" svg:width="4.547cm" svg:height="2.267cm" svg:x="21cm" svg:y="10.308cm">
            <draw:text-box>
              <text:p><text:span text:style-name="T8">negativer Anschluss (Kathode):</text:span></text:p>
              <text:p><text:span text:style-name="T8">kürzeres Bein,</text:span></text:p>
              <text:p><text:span text:style-name="T8">flache Gehäuseseite</text:span></text:p>
            </draw:text-box>
          </draw:frame>
          <draw:line draw:style-name="gr21" draw:text-style-name="P1" draw:layer="layout" svg:x1="20.2cm" svg:y1="9.275cm" svg:x2="20.4cm" svg:y2="9.475cm">
            <text:p/>
          </draw:line>
          <draw:line draw:style-name="gr21" draw:text-style-name="P1" draw:layer="layout" svg:x1="20.3cm" svg:y1="9.175cm" svg:x2="20.5cm" svg:y2="9.375cm">
            <text:p/>
          </draw:line>
          <draw:frame draw:style-name="gr48" draw:text-style-name="P15" draw:layer="layout" svg:width="1.463cm" svg:height="0.755cm" svg:x="19.237cm" svg:y="10.975cm">
            <draw:text-box>
              <text:p><text:span text:style-name="T8">GND</text:span></text:p>
            </draw:text-box>
          </draw:frame>
          <draw:line draw:style-name="gr49" draw:text-style-name="P1" draw:layer="layout" svg:x1="21cm" svg:y1="10.375cm" svg:x2="20.2cm" svg:y2="9.575cm">
            <text:p/>
          </draw:line>
          <draw:custom-shape draw:style-name="gr50" draw:text-style-name="P10" draw:layer="layout" svg:width="2.2cm" svg:height="2.4cm" svg:x="16.8cm" svg:y="3.97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2.001cm" svg:height="9.021cm" svg:x="2cm" svg:y="3.365cm">
          <draw:image xlink:href="Pictures/100610DD00002F6B0000234C6B13148F82373DF6.svg" xlink:type="simple" xlink:show="embed" xlink:actuate="onLoad">
            <text:p/>
          </draw:image>
          <draw:image xlink:href="Pictures/1000020100000268000001CBC23E850AC3C07023.png" xlink:type="simple" xlink:show="embed" xlink:actuate="onLoad"/>
        </draw:frame>
        <presentation:notes draw:style-name="dp2">
          <draw:page-thumbnail draw:style-name="gr3" draw:layer="layout" svg:width="20cm" svg:height="11.25cm" svg:x="0.5cm" svg:y="0.5cm" draw:page-number="10" presentation:class="page"/>
          <draw:frame presentation:style-name="pr6" draw:layer="layout" svg:width="20cm" svg:height="16.45cm" svg:x="0.501cm" svg:y="12.75cm" presentation:class="notes">
            <draw:text-box>
              <text:p>Wichtig bei LEDs:</text:p>
              <text:list text:style-name="L1">
                <text:list-item>
                  <text:p>Vorwiderstand, sonst fliesst zu viel Strom und zerstört die LED</text:p>
                </text:list-item>
                <text:list-item>
                  <text:p>Richtig herum einbauen, falsch herum geht nichts kaputt, aber sie leuchtet nicht</text:p>
                </text:list-item>
              </text:list>
              <text:p/>
              <text:p>Steckbrett so orientieren wie hier gezeigt, um Verwirrung zu vermeiden.</text:p>
            </draw:text-box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Digital und Analog</text:p>
          </draw:text-box>
        </draw:frame>
        <draw:g>
          <draw:custom-shape draw:style-name="gr17" draw:text-style-name="P14" draw:layer="layout" svg:width="0.15cm" svg:height="0.15cm" svg:x="20.07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0" draw:layer="layout" svg:x1="20.15cm" svg:y1="11.7cm" svg:x2="21.8cm" svg:y2="11.7cm">
            <text:p/>
          </draw:line>
          <draw:custom-shape draw:style-name="gr17" draw:text-style-name="P14" draw:layer="layout" svg:width="0.15cm" svg:height="0.15cm" svg:x="19.32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9.475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9.475cm" svg:y="12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20.15cm" svg:y1="11.7cm" svg:x2="19.55cm" svg:y2="12.15cm">
            <text:p/>
          </draw:line>
          <draw:line draw:style-name="gr18" draw:text-style-name="P10" draw:layer="layout" svg:x1="19.55cm" svg:y1="12.15cm" svg:x2="19.55cm" svg:y2="12.45cm">
            <text:p/>
          </draw:line>
          <draw:g>
            <draw:custom-shape draw:style-name="gr20" draw:text-style-name="P10" draw:layer="layout" svg:width="0.6cm" svg:height="0.6cm" svg:x="19.25cm" svg:y="1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9.288cm" svg:y1="12.9cm" svg:x2="19.812cm" svg:y2="12.9cm">
              <text:p/>
            </draw:line>
            <draw:line draw:style-name="gr21" draw:text-style-name="P1" draw:layer="layout" svg:x1="19.55cm" svg:y1="12.9cm" svg:x2="19.4cm" svg:y2="12.6cm">
              <text:p/>
            </draw:line>
          </draw:g>
          <draw:line draw:style-name="gr10" draw:text-style-name="P1" draw:layer="layout" svg:x1="18.35cm" svg:y1="12cm" svg:x2="18.95cm" svg:y2="12cm">
            <text:p/>
          </draw:line>
          <draw:custom-shape draw:style-name="gr22" draw:text-style-name="P10" draw:layer="layout" svg:width="0.225cm" svg:height="0.225cm" svg:x="18.875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9.1cm 11.2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8.65cm 12cm)" svg:viewBox="0 0 300 750" draw:points="0,0 300,0 300,750">
            <text:p/>
          </draw:polyline>
          <draw:frame draw:style-name="gr23" draw:text-style-name="P15" draw:layer="layout" svg:width="1.348cm" svg:height="0.755cm" svg:x="17.752cm" svg:y="10.584cm">
            <draw:text-box>
              <text:p><text:span text:style-name="T8">+5V</text:span></text:p>
            </draw:text-box>
          </draw:frame>
          <draw:frame draw:style-name="gr24" draw:text-style-name="P15" draw:layer="layout" svg:width="1.547cm" svg:height="0.755cm" svg:x="17.053cm" svg:y="11.434cm">
            <draw:text-box>
              <text:p><text:span text:style-name="T8">GND</text:span></text:p>
            </draw:text-box>
          </draw:frame>
          <draw:polyline draw:style-name="gr18" draw:text-style-name="P10" draw:layer="layout" svg:width="3.099cm" svg:height="3.708cm" draw:transform="rotate (-1.5707963267949) translate (20.75cm 10.4cm)" svg:viewBox="0 0 3100 3709" draw:points="0,0 3100,0 3100,3709">
            <text:p/>
          </draw:polyline>
        </draw:g>
        <draw:g>
          <draw:line draw:style-name="gr10" draw:text-style-name="P1" draw:layer="layout" svg:x1="4.8cm" svg:y1="6.998cm" svg:x2="8.2cm" svg:y2="6.998cm">
            <text:p/>
          </draw:line>
          <draw:line draw:style-name="gr10" draw:text-style-name="P1" draw:layer="layout" svg:x1="4.8cm" svg:y1="4.998cm" svg:x2="8.2cm" svg:y2="4.998cm">
            <text:p/>
          </draw:line>
          <draw:polyline draw:style-name="gr51" draw:text-style-name="P1" draw:layer="layout" svg:width="2.799cm" svg:height="1.999cm" svg:x="5cm" svg:y="4.998cm" svg:viewBox="0 0 2800 2000" draw:points="0,2000 600,2000 600,0 1200,0 1200,2000 1800,2000 1800,0 2800,0">
            <text:p/>
          </draw:polyline>
          <draw:frame draw:style-name="gr52" draw:text-style-name="P15" draw:layer="layout" svg:width="4.092cm" svg:height="0.755cm" svg:x="8.182cm" svg:y="4.598cm">
            <draw:text-box>
              <text:p><text:span text:style-name="T8">5V, ein, wahr, 1, high</text:span></text:p>
            </draw:text-box>
          </draw:frame>
          <draw:frame draw:style-name="gr53" draw:text-style-name="P15" draw:layer="layout" svg:width="4.198cm" svg:height="0.755cm" svg:x="8.182cm" svg:y="6.598cm">
            <draw:text-box>
              <text:p><text:span text:style-name="T8">0V, aus, falsch, 0, low</text:span></text:p>
            </draw:text-box>
          </draw:frame>
          <draw:frame draw:style-name="gr54" draw:text-style-name="P20" draw:layer="layout" svg:width="4.858cm" svg:height="1.009cm" svg:x="4.4cm" svg:y="3.389cm">
            <draw:text-box>
              <text:p><text:span text:style-name="T12">Digitales Signal</text:span></text:p>
            </draw:text-box>
          </draw:frame>
          <draw:line draw:style-name="gr10" draw:text-style-name="P1" draw:layer="layout" svg:x1="4.8cm" svg:y1="12.007cm" svg:x2="8.2cm" svg:y2="12.007cm">
            <text:p/>
          </draw:line>
          <draw:line draw:style-name="gr10" draw:text-style-name="P1" draw:layer="layout" svg:x1="4.8cm" svg:y1="10.007cm" svg:x2="8.2cm" svg:y2="10.007cm">
            <text:p/>
          </draw:line>
          <draw:frame draw:style-name="gr55" draw:text-style-name="P15" draw:layer="layout" svg:width="1.018cm" svg:height="0.755cm" svg:x="8.182cm" svg:y="9.607cm">
            <draw:text-box>
              <text:p><text:span text:style-name="T8">5V</text:span></text:p>
            </draw:text-box>
          </draw:frame>
          <draw:frame draw:style-name="gr55" draw:text-style-name="P15" draw:layer="layout" svg:width="1.018cm" svg:height="0.755cm" svg:x="8.182cm" svg:y="11.607cm">
            <draw:text-box>
              <text:p><text:span text:style-name="T8">0V</text:span></text:p>
            </draw:text-box>
          </draw:frame>
          <draw:frame draw:style-name="gr56" draw:text-style-name="P20" draw:layer="layout" svg:width="4.964cm" svg:height="1.009cm" svg:x="4.4cm" svg:y="8.398cm">
            <draw:text-box>
              <text:p><text:span text:style-name="T12">Analoges Signal</text:span></text:p>
            </draw:text-box>
          </draw:frame>
          <draw:line draw:style-name="gr10" draw:text-style-name="P1" draw:layer="layout" svg:x1="7.8cm" svg:y1="11.598cm" svg:x2="8.2cm" svg:y2="11.598cm">
            <text:p/>
          </draw:line>
          <draw:line draw:style-name="gr10" draw:text-style-name="P1" draw:layer="layout" svg:x1="7.8cm" svg:y1="11.198cm" svg:x2="8.2cm" svg:y2="11.198cm">
            <text:p/>
          </draw:line>
          <draw:line draw:style-name="gr10" draw:text-style-name="P1" draw:layer="layout" svg:x1="7.8cm" svg:y1="10.798cm" svg:x2="8.2cm" svg:y2="10.798cm">
            <text:p/>
          </draw:line>
          <draw:line draw:style-name="gr10" draw:text-style-name="P1" draw:layer="layout" svg:x1="7.8cm" svg:y1="10.398cm" svg:x2="8.2cm" svg:y2="10.398cm">
            <text:p/>
          </draw:line>
          <draw:frame draw:style-name="gr57" draw:text-style-name="P15" draw:layer="layout" svg:width="0.748cm" svg:height="0.755cm" svg:x="8.182cm" svg:y="11.207cm">
            <draw:text-box>
              <text:p><text:span text:style-name="T8">1</text:span></text:p>
            </draw:text-box>
          </draw:frame>
          <draw:frame draw:style-name="gr57" draw:text-style-name="P15" draw:layer="layout" svg:width="0.748cm" svg:height="0.755cm" svg:x="8.182cm" svg:y="10.807cm">
            <draw:text-box>
              <text:p><text:span text:style-name="T8">2</text:span></text:p>
            </draw:text-box>
          </draw:frame>
          <draw:frame draw:style-name="gr57" draw:text-style-name="P15" draw:layer="layout" svg:width="0.748cm" svg:height="0.755cm" svg:x="8.182cm" svg:y="10.407cm">
            <draw:text-box>
              <text:p><text:span text:style-name="T8">3</text:span></text:p>
            </draw:text-box>
          </draw:frame>
          <draw:frame draw:style-name="gr57" draw:text-style-name="P15" draw:layer="layout" svg:width="0.748cm" svg:height="0.755cm" svg:x="8.182cm" svg:y="10.007cm">
            <draw:text-box>
              <text:p><text:span text:style-name="T8">4</text:span></text:p>
            </draw:text-box>
          </draw:frame>
          <draw:path draw:style-name="gr51" draw:text-style-name="P1" draw:layer="layout" svg:width="2.335cm" svg:height="2.47cm" draw:transform="rotate (1.37339958839434) translate (4.99999999999738cm 11.9979999999995cm)" svg:viewBox="0 0 2336 2471" svg:d="M0 0c1020 0 768 405 941 628 275 353 1256 156 1373 745 118 588-274 667-392 1098">
            <text:p/>
          </draw:path>
        </draw:g>
        <draw:g>
          <draw:polyline draw:style-name="gr58" draw:text-style-name="P1" draw:layer="layout" svg:width="3.499cm" svg:height="4.799cm" svg:x="17.4cm" svg:y="3.989cm" svg:viewBox="0 0 3500 4800" draw:points="0,0 3500,0 3500,4800 1800,4800">
            <text:p/>
          </draw:polyline>
          <draw:polyline draw:style-name="gr59" draw:text-style-name="P1" draw:layer="layout" svg:width="3.499cm" svg:height="5.399cm" svg:x="17.8cm" svg:y="3.689cm" svg:viewBox="0 0 3500 5400" draw:points="0,0 3500,0 3500,5400 1900,5400">
            <text:p/>
          </draw:polyline>
          <draw:line draw:style-name="gr60" draw:text-style-name="P1" draw:layer="layout" svg:x1="19.7cm" svg:y1="9.389cm" svg:x2="22.1cm" svg:y2="9.389cm">
            <text:p/>
          </draw:line>
          <draw:line draw:style-name="gr59" draw:text-style-name="P1" draw:layer="layout" svg:x1="21.3cm" svg:y1="8.189cm" svg:x2="22.1cm" svg:y2="8.189cm">
            <text:p/>
          </draw:line>
          <draw:line draw:style-name="gr58" draw:text-style-name="P1" draw:layer="layout" svg:x1="20.9cm" svg:y1="6.989cm" svg:x2="22.1cm" svg:y2="6.989cm">
            <text:p/>
          </draw:line>
          <draw:custom-shape draw:style-name="gr61" draw:text-style-name="P21" draw:layer="layout" svg:width="1.6cm" svg:height="0.2cm" svg:x="18.6cm" svg:y="3.8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1" draw:layer="layout" svg:width="1.2cm" svg:height="0.2cm" svg:x="17.3cm" svg:y="3.8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2" draw:layer="layout" svg:width="1.6cm" svg:height="0.2cm" svg:x="18.6cm" svg:y="3.5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1.2cm" svg:height="0.2cm" svg:x="17.3cm" svg:y="3.5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1" draw:layer="layout" svg:width="1.2cm" svg:height="0.2cm" svg:x="19cm" svg:y="8.6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1.2cm" svg:height="0.2cm" svg:x="19cm" svg:y="8.9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3" draw:layer="layout" svg:width="1.2cm" svg:height="0.2cm" svg:x="19cm" svg:y="9.289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15" draw:layer="layout" svg:width="3.11cm" svg:height="0.755cm" svg:x="22.1cm" svg:y="6.534cm">
            <draw:text-box>
              <text:p><text:span text:style-name="T8">Digital Output</text:span></text:p>
            </draw:text-box>
          </draw:frame>
          <draw:frame draw:style-name="gr67" draw:text-style-name="P15" draw:layer="layout" svg:width="2.796cm" svg:height="0.755cm" svg:x="22.104cm" svg:y="8.934cm">
            <draw:text-box>
              <text:p><text:span text:style-name="T8">Analog Input</text:span></text:p>
            </draw:text-box>
          </draw:frame>
          <draw:frame draw:style-name="gr68" draw:text-style-name="P15" draw:layer="layout" svg:width="2.746cm" svg:height="0.755cm" svg:x="22.1cm" svg:y="7.734cm">
            <draw:text-box>
              <text:p><text:span text:style-name="T8">Digital Input</text:span></text:p>
            </draw:text-box>
          </draw:frame>
          <draw:frame draw:style-name="gr1" draw:text-style-name="P1" draw:layer="layout" svg:width="5.898cm" svg:height="4.198cm" svg:x="14.601cm" svg:y="4.29cm">
            <draw:image xlink:href="Pictures/10039AD600001D5E000014F0A36DF3392DE4538D.svg" xlink:type="simple" xlink:show="embed" xlink:actuate="onLoad">
              <text:p/>
            </draw:image>
            <draw:image xlink:href="Pictures/100002010000017E00000110ADE731F021B5D287.png" xlink:type="simple" xlink:show="embed" xlink:actuate="onLoad"/>
          </draw:frame>
        </draw:g>
        <presentation:notes draw:style-name="dp2">
          <draw:page-thumbnail draw:style-name="gr3" draw:layer="layout" svg:width="20cm" svg:height="11.25cm" svg:x="0.5cm" svg:y="0.5cm" draw:page-number="11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Programmstruktur</text:p>
          </draw:text-box>
        </draw:frame>
        <draw:frame draw:style-name="gr69" draw:text-style-name="P25" draw:layer="layout" svg:width="21.676cm" svg:height="7.128cm" svg:x="5.162cm" svg:y="3.811cm">
          <draw:text-box>
            <text:p text:style-name="P24"><text:span text:style-name="T13">// the setup function runs once when you press reset or power the board</text:span></text:p>
            <text:p text:style-name="P24"><text:span text:style-name="T14">void</text:span><text:span text:style-name="T15"> </text:span><text:span text:style-name="T16">setup</text:span><text:span text:style-name="T15">() {</text:span></text:p>
            <text:p text:style-name="P24"><text:span text:style-name="T15"><text:s/> </text:span><text:span text:style-name="T13">// initialize digital pin LED_BUILTIN as an output.</text:span></text:p>
            <text:p text:style-name="P24"><text:span text:style-name="T15"><text:s/> </text:span><text:span text:style-name="T17">pinMode</text:span><text:span text:style-name="T15">(</text:span><text:span text:style-name="T14">LED_BUILTIN</text:span><text:span text:style-name="T13">,</text:span><text:span text:style-name="T15"> </text:span><text:span text:style-name="T14">OUTPUT</text:span><text:span text:style-name="T15">);</text:span></text:p>
            <text:p text:style-name="P24"><text:span text:style-name="T15">}</text:span></text:p>
            <text:p text:style-name="P24"><text:span text:style-name="T15"/></text:p>
            <text:p text:style-name="P24"><text:span text:style-name="T13">// the loop function runs over and over again forever</text:span></text:p>
            <text:p text:style-name="P24"><text:span text:style-name="T14">void</text:span><text:span text:style-name="T15"> </text:span><text:span text:style-name="T16">loop</text:span><text:span text:style-name="T15">() {</text:span></text:p>
            <text:p text:style-name="P24"><text:span text:style-name="T15"><text:s/> </text:span><text:span text:style-name="T17">digitalWrite</text:span><text:span text:style-name="T15">(</text:span><text:span text:style-name="T14">LED_BUILTIN</text:span><text:span text:style-name="T13">,</text:span><text:span text:style-name="T15"> </text:span><text:span text:style-name="T14">HIGH</text:span><text:span text:style-name="T15">);   </text:span><text:span text:style-name="T13">// turn the LED on (HIGH is the voltage level)</text:span></text:p>
            <text:p text:style-name="P24"><text:span text:style-name="T15"><text:s/> </text:span><text:span text:style-name="T17">delay</text:span><text:span text:style-name="T15">(1000);                       </text:span><text:span text:style-name="T13">// wait for a second</text:span></text:p>
            <text:p text:style-name="P24"><text:span text:style-name="T15"><text:s/> </text:span><text:span text:style-name="T17">digitalWrite</text:span><text:span text:style-name="T15">(</text:span><text:span text:style-name="T14">LED_BUILTIN</text:span><text:span text:style-name="T13">,</text:span><text:span text:style-name="T15"> </text:span><text:span text:style-name="T14">LOW</text:span><text:span text:style-name="T15">);    </text:span><text:span text:style-name="T13">// turn the LED off by making the voltage LOW</text:span></text:p>
            <text:p text:style-name="P24"><text:span text:style-name="T15"><text:s/> </text:span><text:span text:style-name="T17">delay</text:span><text:span text:style-name="T15">(1000);                       </text:span><text:span text:style-name="T13">// wait for a second</text:span></text:p>
            <text:p text:style-name="P24"><text:span text:style-name="T15">}</text:span></text:p>
          </draw:text-box>
        </draw:frame>
        <draw:frame draw:style-name="gr70" draw:text-style-name="P15" draw:layer="layout" svg:width="2.106cm" svg:height="0.755cm" svg:x="1.6cm" svg:y="4.345cm">
          <draw:text-box>
            <text:p><text:span text:style-name="T8">Funktion</text:span></text:p>
          </draw:text-box>
        </draw:frame>
        <draw:frame draw:style-name="gr71" draw:text-style-name="P15" draw:layer="layout" svg:width="2.657cm" svg:height="0.755cm" svg:x="1.6cm" svg:y="7cm">
          <draw:text-box>
            <text:p><text:span text:style-name="T8">Kommentar</text:span></text:p>
          </draw:text-box>
        </draw:frame>
        <draw:frame draw:style-name="gr72" draw:text-style-name="P15" draw:layer="layout" svg:width="3.857cm" svg:height="1.259cm" svg:x="1.6cm" svg:y="11.5cm">
          <draw:text-box>
            <text:p><text:span text:style-name="T18">{ }</text:span><text:span text:style-name="T8"> fasst Befehle zu Block zusammen</text:span></text:p>
          </draw:text-box>
        </draw:frame>
        <draw:frame draw:style-name="gr73" draw:text-style-name="P15" draw:layer="layout" svg:width="4.007cm" svg:height="0.755cm" svg:x="6.9cm" svg:y="11.804cm">
          <draw:text-box>
            <text:p><text:span text:style-name="T18">;</text:span><text:span text:style-name="T8"> schliesst Befehl ab</text:span></text:p>
          </draw:text-box>
        </draw:frame>
        <draw:line draw:style-name="gr74" draw:text-style-name="P1" draw:layer="layout" svg:x1="3.706cm" svg:y1="4.748cm" svg:x2="5.162cm" svg:y2="4.748cm">
          <text:p/>
        </draw:line>
        <draw:line draw:style-name="gr74" draw:text-style-name="P1" draw:layer="layout" svg:x1="4.257cm" svg:y1="7.4cm" svg:x2="5.162cm" svg:y2="7.4cm">
          <text:p/>
        </draw:line>
        <draw:line draw:style-name="gr74" draw:text-style-name="P1" draw:layer="layout" svg:x1="4.2cm" svg:y1="11.5cm" svg:x2="5.2cm" svg:y2="10.7cm">
          <text:p/>
        </draw:line>
        <draw:line draw:style-name="gr74" draw:text-style-name="P1" draw:layer="layout" svg:x1="8.8cm" svg:y1="11.8cm" svg:x2="8.8cm" svg:y2="10.5cm">
          <text:p/>
        </draw:line>
        <draw:frame draw:style-name="gr72" draw:text-style-name="P15" draw:layer="layout" svg:width="2.428cm" svg:height="1.259cm" svg:x="1.6cm" svg:y="8.845cm">
          <draw:text-box>
            <text:p><text:span text:style-name="T8">Funktions-</text:span></text:p>
            <text:p><text:span text:style-name="T8">aufruf</text:span></text:p>
          </draw:text-box>
        </draw:frame>
        <draw:line draw:style-name="gr74" draw:text-style-name="P1" draw:layer="layout" svg:x1="4.028cm" svg:y1="9.5cm" svg:x2="5.6cm" svg:y2="9.5cm">
          <text:p/>
        </draw:line>
        <draw:frame draw:style-name="gr41" draw:text-style-name="P15" draw:layer="layout" svg:width="3.669cm" svg:height="0.755cm" svg:x="23.169cm" svg:y="12.365cm">
          <draw:text-box>
            <text:p><text:span text:style-name="T8">Projektbuch S. 36</text:span></text:p>
          </draw:text-box>
        </draw:frame>
        <draw:frame draw:style-name="gr75" draw:text-style-name="P26" draw:layer="layout" svg:width="10.67cm" svg:height="1.01cm" svg:x="11.93cm" svg:y="12.11cm">
          <draw:text-box>
            <text:p>https://www.arduino.cc/en/Reference</text:p>
          </draw:text-box>
        </draw:frame>
        <draw:frame draw:style-name="gr76" draw:text-style-name="P15" draw:layer="layout" svg:width="7.974cm" svg:height="0.755cm" svg:x="11.626cm" svg:y="11.2cm">
          <draw:text-box>
            <text:p><text:span text:style-name="T8">Leerzeichen und Einrückung sind optional</text:span></text:p>
          </draw:text-box>
        </draw:frame>
        <draw:line draw:style-name="gr74" draw:text-style-name="P1" draw:layer="layout" svg:x1="12.393cm" svg:y1="11.2cm" svg:x2="12.393cm" svg:y2="9.745cm">
          <text:p/>
        </draw:line>
        <presentation:notes draw:style-name="dp2">
          <draw:page-thumbnail draw:style-name="gr3" draw:layer="layout" svg:width="20cm" svg:height="11.25cm" svg:x="0.5cm" svg:y="0.5cm" draw:page-number="12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B0000234C2C8173C1FCCF6EC7.svg" xlink:type="simple" xlink:show="embed" xlink:actuate="onLoad">
            <text:p/>
          </draw:image>
          <draw:image xlink:href="Pictures/1000020100000268000001CB58ECFCA81E4081A8.png" xlink:type="simple" xlink:show="embed" xlink:actuate="onLoad"/>
        </draw:frame>
        <draw:frame draw:style-name="gr77" draw:text-style-name="P27" draw:layer="layout" svg:width="9.4cm" svg:height="9.244cm" svg:x="16.4cm" svg:y="3.253cm">
          <draw:text-box>
            <text:p text:style-name="P24"><text:span text:style-name="T19">void</text:span><text:span text:style-name="T20"> </text:span><text:span text:style-name="T21">setup</text:span><text:span text:style-name="T20">() {</text:span></text:p>
            <text:p text:style-name="P24"><text:span text:style-name="T20"><text:s/> </text:span><text:span text:style-name="T22">pinMode</text:span><text:span text:style-name="T23">(2</text:span><text:span text:style-name="T24">,</text:span><text:span text:style-name="T23"> </text:span><text:span text:style-name="T25">INPUT</text:span><text:span text:style-name="T23">);</text:span></text:p>
            <text:p text:style-name="P24"><text:span text:style-name="T20"><text:s/> </text:span><text:span text:style-name="T26">pinMode</text:span><text:span text:style-name="T20">(13</text:span><text:span text:style-name="T27">,</text:span><text:span text:style-name="T20"> </text:span><text:span text:style-name="T19">OUTPUT</text:span><text:span text:style-name="T20">);</text:span></text:p>
            <text:p text:style-name="P24"><text:span text:style-name="T20">}</text:span></text:p>
            <text:p text:style-name="P24"><text:span text:style-name="T20"/></text:p>
            <text:p text:style-name="P24"><text:span text:style-name="T19">void</text:span><text:span text:style-name="T20"> </text:span><text:span text:style-name="T21">loop</text:span><text:span text:style-name="T20">() {</text:span></text:p>
            <text:p text:style-name="P24"><text:span text:style-name="T20"><text:s/> </text:span><text:span text:style-name="T19">int</text:span><text:span text:style-name="T20"> switchState </text:span><text:span text:style-name="T27">=</text:span><text:span text:style-name="T20"> </text:span><text:span text:style-name="T22">digitalRead</text:span><text:span text:style-name="T23">(2);</text:span></text:p>
            <text:p text:style-name="P24"><text:span text:style-name="T20"><text:s/> </text:span><text:span text:style-name="T21">if</text:span><text:span text:style-name="T20"> (switchState </text:span><text:span text:style-name="T27">==</text:span><text:span text:style-name="T20"> </text:span><text:span text:style-name="T19">HIGH</text:span><text:span text:style-name="T20">) {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HIGH</text:span><text:span text:style-name="T20">);</text:span></text:p>
            <text:p text:style-name="P24"><text:span text:style-name="T20"><text:s/>   </text:span><text:span text:style-name="T26">delay</text:span><text:span text:style-name="T20">(200);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24"><text:span text:style-name="T20"><text:s/>   </text:span><text:span text:style-name="T26">delay</text:span><text:span text:style-name="T20">(200);</text:span></text:p>
            <text:p text:style-name="P24"><text:span text:style-name="T20"><text:s/> </text:span><text:span text:style-name="T20">}</text:span></text:p>
            <text:p text:style-name="P24"><text:span text:style-name="T20"><text:s/> </text:span><text:span text:style-name="T21">else</text:span><text:span text:style-name="T20"> {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24"><text:span text:style-name="T20"><text:s/> </text:span><text:span text:style-name="T20">}</text:span></text:p>
            <text:p text:style-name="P24"><text:span text:style-name="T20">}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8" draw:text-style-name="P10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9" draw:text-style-name="P14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4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0" draw:text-style-name="P15" draw:layer="layout" svg:width="7.064cm" svg:height="1.259cm" svg:x="7.262cm" svg:y="12.845cm">
          <draw:text-box>
            <text:p><text:span text:style-name="T8">braun schwarz orange <text:s text:c="2"/>gold <text:s text:c="2"/>(10 kΩ)</text:span></text:p>
            <text:p><text:span text:style-name="T8">braun schwarz schwarz rot <text:s text:c="2"/>braun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B0000234C2C8173C1FCCF6EC7.svg" xlink:type="simple" xlink:show="embed" xlink:actuate="onLoad">
            <text:p/>
          </draw:image>
          <draw:image xlink:href="Pictures/1000020100000268000001CB58ECFCA81E4081A8.png" xlink:type="simple" xlink:show="embed" xlink:actuate="onLoad"/>
        </draw:frame>
        <draw:g>
          <draw:custom-shape draw:style-name="gr42" draw:text-style-name="P10" draw:layer="layout" svg:width="0.4cm" svg:height="1.2cm" svg:x="19.8cm" svg:y="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0" draw:layer="layout" svg:x1="20cm" svg:y1="9.2cm" svg:x2="20cm" svg:y2="10cm">
            <text:p/>
          </draw:line>
          <draw:line draw:style-name="gr18" draw:text-style-name="P10" draw:layer="layout" svg:x1="19.8cm" svg:y1="9.995cm" svg:x2="20.2cm" svg:y2="9.995cm">
            <text:p/>
          </draw:line>
          <draw:frame draw:style-name="gr43" draw:text-style-name="P15" draw:layer="layout" svg:width="1.963cm" svg:height="0.755cm" draw:transform="rotate (-1.5707963267949) translate (17.9cm 6.037cm)">
            <draw:text-box>
              <text:p><text:span text:style-name="T8">Arduino</text:span></text:p>
            </draw:text-box>
          </draw:frame>
          <draw:frame draw:style-name="gr81" draw:text-style-name="P29" draw:layer="layout" svg:width="1.315cm" svg:height="0.755cm" svg:x="17.785cm" svg:y="6.6cm">
            <draw:text-box>
              <text:p text:style-name="P28"><text:span text:style-name="T8">D2</text:span></text:p>
            </draw:text-box>
          </draw:frame>
          <draw:frame draw:style-name="gr82" draw:text-style-name="P15" draw:layer="layout" svg:width="6.606cm" svg:height="2.771cm" svg:x="21cm" svg:y="7.245cm">
            <draw:text-box>
              <text:p><text:span text:style-name="T8">Pull-Down-</text:span></text:p>
              <text:p><text:span text:style-name="T8">Widerstand</text:span></text:p>
              <text:p><text:span text:style-name="T8">10 kΩ</text:span></text:p>
              <text:p><text:span text:style-name="T8">braun schwarz orange <text:s text:c="2"/>gold</text:span></text:p>
              <text:p><text:span text:style-name="T8">braun schwarz schwarz rot <text:s text:c="2"/>braun</text:span></text:p>
            </draw:text-box>
          </draw:frame>
          <draw:frame draw:style-name="gr48" draw:text-style-name="P15" draw:layer="layout" svg:width="1.463cm" svg:height="0.755cm" svg:x="19.3cm" svg:y="9.995cm">
            <draw:text-box>
              <text:p><text:span text:style-name="T8">GND</text:span></text:p>
            </draw:text-box>
          </draw:frame>
          <draw:custom-shape draw:style-name="gr50" draw:text-style-name="P10" draw:layer="layout" svg:width="2.2cm" svg:height="2.4cm" svg:x="16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0cm" svg:y1="7cm" svg:x2="19cm" svg:y2="7cm">
            <text:p/>
          </draw:line>
          <draw:line draw:style-name="gr10" draw:text-style-name="P1" draw:layer="layout" svg:x1="20cm" svg:y1="8cm" svg:x2="20cm" svg:y2="6.2cm">
            <text:p/>
          </draw:line>
          <draw:line draw:style-name="gr10" draw:text-style-name="P1" draw:layer="layout" svg:x1="20cm" svg:y1="5.2cm" svg:x2="20cm" svg:y2="4.2cm">
            <text:p/>
          </draw:line>
          <draw:line draw:style-name="gr10" draw:text-style-name="P1" draw:layer="layout" svg:x1="20cm" svg:y1="6.2cm" svg:x2="20.4cm" svg:y2="5cm">
            <text:p/>
          </draw:line>
          <draw:custom-shape draw:style-name="gr83" draw:text-style-name="P10" draw:layer="layout" svg:width="0.4cm" svg:height="0.4cm" svg:x="19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4" draw:text-style-name="P30" draw:layer="layout" svg:width="1.264cm" svg:height="0.755cm" svg:x="19.336cm" svg:y="3.045cm">
            <draw:text-box>
              <text:p text:style-name="P10"><text:span text:style-name="T8">+5V</text:span></text:p>
            </draw:text-box>
          </draw:frame>
          <draw:line draw:style-name="gr85" draw:text-style-name="P1" draw:layer="layout" svg:x1="20.2cm" svg:y1="5.6cm" svg:x2="20.8cm" svg:y2="5.6cm">
            <text:p/>
          </draw:line>
          <draw:line draw:style-name="gr86" draw:text-style-name="P1" draw:layer="layout" svg:x1="20.8cm" svg:y1="5.4cm" svg:x2="20.8cm" svg:y2="5.8cm">
            <text:p/>
          </draw:line>
          <draw:custom-shape draw:style-name="gr79" draw:text-style-name="P14" draw:layer="layout" svg:width="0.2cm" svg:height="0.2cm" svg:x="19.9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7" draw:text-style-name="P32" draw:layer="layout" svg:width="11.7cm" svg:height="1.599cm" svg:x="15.5cm" svg:y="11.591cm">
          <draw:text-box>
            <text:p text:style-name="P31"><text:span text:style-name="T2">Input-Pin darf nicht unverbunden sein, sonst liest er undefinierte Werte.</text:span><text:span text:style-name="T2"><text:tab/></text:span><text:span text:style-name="T28">Projektbuch S. 35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8" draw:text-style-name="P10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9" draw:text-style-name="P14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4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20cm" svg:height="11.25cm" svg:x="0.5cm" svg:y="0.5cm" draw:page-number="14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7" draw:text-style-name="P27" draw:layer="layout" svg:width="9.4cm" svg:height="9.244cm" svg:x="16.4cm" svg:y="3.253cm">
          <draw:text-box>
            <text:p text:style-name="P24"><text:span text:style-name="T19">void</text:span><text:span text:style-name="T20"> </text:span><text:span text:style-name="T21">setup</text:span><text:span text:style-name="T20">() {</text:span></text:p>
            <text:p text:style-name="P24"><text:span text:style-name="T20"><text:s/> </text:span><text:span text:style-name="T22">pinMode</text:span><text:span text:style-name="T23">(2</text:span><text:span text:style-name="T24">,</text:span><text:span text:style-name="T23"> </text:span><text:span text:style-name="T25">INPUT</text:span><text:span text:style-name="T23">);</text:span></text:p>
            <text:p text:style-name="P24"><text:span text:style-name="T20"><text:s/> </text:span><text:span text:style-name="T26">pinMode</text:span><text:span text:style-name="T20">(13</text:span><text:span text:style-name="T27">,</text:span><text:span text:style-name="T20"> </text:span><text:span text:style-name="T19">OUTPUT</text:span><text:span text:style-name="T20">);</text:span></text:p>
            <text:p text:style-name="P24"><text:span text:style-name="T20">}</text:span></text:p>
            <text:p text:style-name="P24"><text:span text:style-name="T20"/></text:p>
            <text:p text:style-name="P24"><text:span text:style-name="T19">void</text:span><text:span text:style-name="T20"> </text:span><text:span text:style-name="T21">loop</text:span><text:span text:style-name="T20">() {</text:span></text:p>
            <text:p text:style-name="P24"><text:span text:style-name="T20"><text:s/> </text:span><text:span text:style-name="T19">int</text:span><text:span text:style-name="T20"> switchState </text:span><text:span text:style-name="T27">=</text:span><text:span text:style-name="T20"> </text:span><text:span text:style-name="T22">digitalRead</text:span><text:span text:style-name="T23">(2);</text:span></text:p>
            <text:p text:style-name="P24"><text:span text:style-name="T20"><text:s/> </text:span><text:span text:style-name="T21">if</text:span><text:span text:style-name="T20"> (switchState </text:span><text:span text:style-name="T27">==</text:span><text:span text:style-name="T20"> </text:span><text:span text:style-name="T19">HIGH</text:span><text:span text:style-name="T20">) {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HIGH</text:span><text:span text:style-name="T20">);</text:span></text:p>
            <text:p text:style-name="P24"><text:span text:style-name="T20"><text:s/>   </text:span><text:span text:style-name="T26">delay</text:span><text:span text:style-name="T20">(200);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24"><text:span text:style-name="T20"><text:s/>   </text:span><text:span text:style-name="T26">delay</text:span><text:span text:style-name="T20">(200);</text:span></text:p>
            <text:p text:style-name="P24"><text:span text:style-name="T20"><text:s/> </text:span><text:span text:style-name="T20">}</text:span></text:p>
            <text:p text:style-name="P24"><text:span text:style-name="T20"><text:s/> </text:span><text:span text:style-name="T21">else</text:span><text:span text:style-name="T20"> {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24"><text:span text:style-name="T20"><text:s/> </text:span><text:span text:style-name="T20">}</text:span></text:p>
            <text:p text:style-name="P24"><text:span text:style-name="T20">}</text:span></text:p>
          </draw:text-box>
        </draw:frame>
        <draw:line draw:style-name="gr74" draw:text-style-name="P1" draw:layer="layout" svg:x1="15.4cm" svg:y1="6.9cm" svg:x2="17cm" svg:y2="6.9cm">
          <text:p/>
        </draw:line>
        <draw:frame draw:style-name="gr88" draw:text-style-name="P29" draw:layer="layout" svg:width="6.8cm" svg:height="0.755cm" svg:x="8.4cm" svg:y="11.8cm">
          <draw:text-box>
            <text:p text:style-name="P28"><text:span text:style-name="T8">Gross-/Kleinschreibung beachten</text:span></text:p>
          </draw:text-box>
        </draw:frame>
        <draw:frame draw:style-name="gr89" draw:text-style-name="P29" draw:layer="layout" svg:width="9.2cm" svg:height="2.342cm" svg:x="6cm" svg:y="5.7cm">
          <draw:text-box>
            <text:p text:style-name="P28"><text:span text:style-name="T8">Variable</text:span></text:p>
            <text:p text:style-name="P28"><text:span text:style-name="T8">Datentyp: </text:span><text:span text:style-name="T29">int</text:span><text:span text:style-name="T8"> = Ganzzahl</text:span></text:p>
            <text:p text:style-name="P28"><text:span text:style-name="T8">gültig innerhalb des nächstäusseren </text:span><text:span text:style-name="T29">{}</text:span><text:span text:style-name="T8">-Blocks</text:span></text:p>
            <text:p text:style-name="P28"><text:span text:style-name="T29">=</text:span><text:span text:style-name="T8">: Zuweisung</text:span></text:p>
          </draw:text-box>
        </draw:frame>
        <draw:frame draw:style-name="gr90" draw:text-style-name="P29" draw:layer="layout" svg:width="6.8cm" svg:height="1.788cm" svg:x="8.4cm" svg:y="8.341cm">
          <draw:text-box>
            <text:p text:style-name="P28"><text:span text:style-name="T8">Entscheidung</text:span></text:p>
            <text:p text:style-name="P28"><text:span text:style-name="T8">wenn/dann/sonst</text:span></text:p>
            <text:p text:style-name="P28"><text:span text:style-name="T29">==</text:span><text:span text:style-name="T8">: Vergleich</text:span></text:p>
          </draw:text-box>
        </draw:frame>
        <draw:line draw:style-name="gr74" draw:text-style-name="P1" draw:layer="layout" svg:x1="15.4cm" svg:y1="8.8cm" svg:x2="17cm" svg:y2="7.4cm">
          <text:p/>
        </draw:line>
        <draw:line draw:style-name="gr74" draw:text-style-name="P1" draw:layer="layout" svg:x1="15.4cm" svg:y1="9.2cm" svg:x2="17cm" svg:y2="10.4cm">
          <text:p/>
        </draw:line>
        <draw:frame draw:style-name="gr91" draw:text-style-name="P15" draw:layer="layout" svg:width="4.388cm" svg:height="0.755cm" svg:x="2.931cm" svg:y="12.4cm">
          <draw:text-box>
            <text:p><text:span text:style-name="T8">Projektbuch S. 36–38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5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0.025cm" svg:height="10.025cm" svg:x="16.275cm" svg:y="3.363cm">
          <draw:image xlink:href="Pictures/100050340000272A0000272A0907D132C33D4506.svg" xlink:type="simple" xlink:show="embed" xlink:actuate="onLoad">
            <text:p/>
          </draw:image>
          <draw:image xlink:href="Pictures/10000201000001FD000001FD4AD1A9F9DC973DA3.png" xlink:type="simple" xlink:show="embed" xlink:actuate="onLoad"/>
        </draw:frame>
        <draw:frame draw:style-name="gr92" draw:text-style-name="P11" draw:layer="layout" svg:width="12.9cm" svg:height="9.889cm" svg:x="1.7cm" svg:y="3.499cm">
          <draw:text-box>
            <text:p>Pulse-Width Modulation:</text:p>
            <text:p>Spannung zwischen low und high simuliert durch schnelles Blinken</text:p>
            <text:p>feste Frequenz (~490 Hz), variable Pulsbreite</text:p>
            <text:p/>
            <text:p>vom Mikrocontroller in Hardware implementiert auf mit ~ markierten Pins</text:p>
            <text:p/>
            <text:p><text:span text:style-name="T30">analogWrite(</text:span><text:span text:style-name="T31">pin</text:span><text:span text:style-name="T30">, </text:span><text:span text:style-name="T31">duty</text:span><text:span text:style-name="T30">)</text:span> nimmt Wert zwischen 0 (immer aus) und 255 (immer ein), 128 = 50%</text:p>
            <text:p/>
            <text:p><text:span text:style-name="T28">Projektbuch S. 5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6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LED halb-hell leuchten oder Motor halb-schnell drehen lassen: wie geht das, wenn der Mikrocontroller nur ein und aus kann?</text:p>
              <text:p>Blinken, schneller als das Auge oder der Motor folgen kann, so dass ein Durchschnittswert resultiert: je grösser der Ein-Anteil der Periode, desto heller.</text:p>
              <text:p>Die Technik heisst Pulsbreitenmodulation und wird so häufig benötigt, dass der Mikrocontroller sie in Hardware kann, so dass nicht jedes Ein- und Ausschalten programmiert werden muss wie beim Blink-Programm, sondern der Output von selber blinkt, während das Programm andere Dinge tun kann.</text:p>
            </draw:text-box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2.112cm" svg:height="9.008cm" svg:x="2cm" svg:y="3.36cm">
          <draw:image xlink:href="Pictures/10060FFE00002F51000023313E128EEDEE64F8B2.svg" xlink:type="simple" xlink:show="embed" xlink:actuate="onLoad">
            <text:p/>
          </draw:image>
          <draw:image xlink:href="Pictures/1000020100000267000001CA1975D68AD11C6D8C.png" xlink:type="simple" xlink:show="embed" xlink:actuate="onLoad"/>
        </draw:frame>
        <draw:frame draw:style-name="gr77" draw:text-style-name="P33" draw:layer="layout" svg:width="9.4cm" svg:height="9.244cm" svg:x="16.4cm" svg:y="3.253cm">
          <draw:text-box>
            <text:p text:style-name="P24"><text:span text:style-name="T32">void</text:span><text:span text:style-name="T33"> </text:span><text:span text:style-name="T34">setup</text:span><text:span text:style-name="T33">() {</text:span></text:p>
            <text:p text:style-name="P24"><text:span text:style-name="T33"><text:s/> </text:span><text:span text:style-name="T35">pinMode</text:span><text:span text:style-name="T33">(3</text:span><text:span text:style-name="T36">,</text:span><text:span text:style-name="T33"> </text:span><text:span text:style-name="T32">OUTPUT</text:span><text:span text:style-name="T33">);</text:span></text:p>
            <text:p text:style-name="P24"><text:span text:style-name="T33">}</text:span></text:p>
            <text:p text:style-name="P24"><text:span text:style-name="T33"/></text:p>
            <text:p text:style-name="P24"><text:span text:style-name="T32">void</text:span><text:span text:style-name="T33"> </text:span><text:span text:style-name="T34">loop</text:span><text:span text:style-name="T33">() {</text:span></text:p>
            <text:p text:style-name="P24"><text:span text:style-name="T33"><text:s/> </text:span><text:span text:style-name="T32">int</text:span><text:span text:style-name="T33"> brightness </text:span><text:span text:style-name="T36">=</text:span><text:span text:style-name="T33"> 0;</text:span></text:p>
            <text:p text:style-name="P24"><text:span text:style-name="T33"><text:s/> </text:span><text:span text:style-name="T34">while</text:span><text:span text:style-name="T33"> (brightness </text:span><text:span text:style-name="T36">&lt;</text:span><text:span text:style-name="T33"> 255) {</text:span></text:p>
            <text:p text:style-name="P24"><text:span text:style-name="T33"><text:s/>   </text:span><text:span text:style-name="T33">brightness </text:span><text:span text:style-name="T36">+=</text:span><text:span text:style-name="T33"> 51;</text:span></text:p>
            <text:p text:style-name="P24"><text:span text:style-name="T33"><text:s/>   </text:span><text:span text:style-name="T35">analogWrite</text:span><text:span text:style-name="T33">(3</text:span><text:span text:style-name="T36">,</text:span><text:span text:style-name="T33"> brightness);</text:span></text:p>
            <text:p text:style-name="P24"><text:span text:style-name="T33"><text:s/>   </text:span><text:span text:style-name="T35">delay</text:span><text:span text:style-name="T33">(200);</text:span></text:p>
            <text:p text:style-name="P24"><text:span text:style-name="T33"><text:s/> </text:span><text:span text:style-name="T33">}</text:span></text:p>
            <text:p text:style-name="P24"><text:span text:style-name="T33"><text:s/> </text:span><text:span text:style-name="T34">while</text:span><text:span text:style-name="T33"> (brightness </text:span><text:span text:style-name="T36">&gt;</text:span><text:span text:style-name="T33"> 0) {</text:span></text:p>
            <text:p text:style-name="P24"><text:span text:style-name="T33"><text:s/>   </text:span><text:span text:style-name="T33">brightness </text:span><text:span text:style-name="T36">-=</text:span><text:span text:style-name="T33"> 51;</text:span></text:p>
            <text:p text:style-name="P24"><text:span text:style-name="T33"><text:s/>   </text:span><text:span text:style-name="T35">analogWrite</text:span><text:span text:style-name="T33">(3</text:span><text:span text:style-name="T36">,</text:span><text:span text:style-name="T33"> brightness);</text:span></text:p>
            <text:p text:style-name="P24"><text:span text:style-name="T33"><text:s/>   </text:span><text:span text:style-name="T35">delay</text:span><text:span text:style-name="T33">(200);</text:span></text:p>
            <text:p text:style-name="P24"><text:span text:style-name="T33"><text:s/> </text:span><text:span text:style-name="T33">}</text:span></text:p>
            <text:p text:style-name="P24"><text:span text:style-name="T33">}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7" presentation:class="page"/>
          <draw:frame presentation:style-name="pr8" draw:text-style-name="P4" draw:layer="layout" svg:width="20cm" svg:height="16.45cm" svg:x="0.5cm" svg:y="12.75cm" presentation:class="notes" presentation:user-transformed="true">
            <draw:text-box>
              <text:p>Neues im Programm:</text:p>
              <text:p>while-Schleife: Block wird so lange wiederholt, wie die Bedingung erfüllt ist</text:p>
              <text:p>brightness += 51: Abkürzung für brightness = brightness + 51, ebenso -=</text:p>
            </draw:text-box>
          </draw:frame>
        </presentation:notes>
      </draw:page>
      <draw:page draw:name="page18" draw:style-name="dp3" draw:master-page-name="Default" presentation:presentation-page-layout-name="AL2T1">
        <draw:frame draw:style-name="gr1" draw:text-style-name="P1" draw:layer="layout" svg:width="11.997cm" svg:height="9.035cm" svg:x="2.115cm" svg:y="3.333cm">
          <draw:image xlink:href="Pictures/1006AA4A00002EDE0000234C6C9852A68CA4BC31.svg" xlink:type="simple" xlink:show="embed" xlink:actuate="onLoad">
            <text:p/>
          </draw:image>
          <draw:image xlink:href="Pictures/1000020100000261000001CBA30CB4ABA343250B.png" xlink:type="simple" xlink:show="embed" xlink:actuate="onLoad"/>
        </draw:frame>
        <draw:frame presentation:style-name="pr3" draw:layer="layout" svg:width="25.199cm" svg:height="2.63cm" svg:x="1.4cm" svg:y="0.627cm" presentation:class="title">
          <draw:text-box>
            <text:p>Analoger Input</text:p>
          </draw:text-box>
        </draw:frame>
        <draw:frame draw:style-name="gr93" draw:text-style-name="P34" draw:layer="layout" svg:width="9.4cm" svg:height="8.186cm" svg:x="16.4cm" svg:y="3.253cm">
          <draw:text-box>
            <text:p text:style-name="P24"><text:span text:style-name="T37">void</text:span><text:span text:style-name="T38"> </text:span><text:span text:style-name="T39">setup</text:span><text:span text:style-name="T38">() {</text:span></text:p>
            <text:p text:style-name="P24"><text:span text:style-name="T38"><text:s/> </text:span><text:span text:style-name="T40">pinMode</text:span><text:span text:style-name="T38">(A0</text:span><text:span text:style-name="T41">,</text:span><text:span text:style-name="T38"> </text:span><text:span text:style-name="T37">INPUT</text:span><text:span text:style-name="T38">);</text:span></text:p>
            <text:p text:style-name="P24"><text:span text:style-name="T38"><text:s/> </text:span><text:span text:style-name="T40">pinMode</text:span><text:span text:style-name="T38">(4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5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6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7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}</text:span></text:p>
            <text:p text:style-name="P24"><text:span text:style-name="T38"/></text:p>
            <text:p text:style-name="P24"><text:span text:style-name="T37">void</text:span><text:span text:style-name="T38"> </text:span><text:span text:style-name="T39">loop</text:span><text:span text:style-name="T38">() {</text:span></text:p>
            <text:p text:style-name="P24"><text:span text:style-name="T38"><text:s/> </text:span><text:span text:style-name="T37">int</text:span><text:span text:style-name="T38"> value </text:span><text:span text:style-name="T41">=</text:span><text:span text:style-name="T38"> </text:span><text:span text:style-name="T42">analogRead</text:span><text:span text:style-name="T43">(A0);</text:span></text:p>
            <text:p text:style-name="P24"><text:span text:style-name="T38"><text:s/> </text:span><text:span text:style-name="T40">digitalWrite</text:span><text:span text:style-name="T38">(4</text:span><text:span text:style-name="T41">,</text:span><text:span text:style-name="T38"> value </text:span><text:span text:style-name="T41">&gt;</text:span><text:span text:style-name="T38"> 200);</text:span></text:p>
            <text:p text:style-name="P24"><text:span text:style-name="T38"><text:s/> </text:span><text:span text:style-name="T40">digitalWrite</text:span><text:span text:style-name="T38">(5</text:span><text:span text:style-name="T41">,</text:span><text:span text:style-name="T38"> value </text:span><text:span text:style-name="T41">&gt;</text:span><text:span text:style-name="T38"> 400);</text:span></text:p>
            <text:p text:style-name="P24"><text:span text:style-name="T38"><text:s/> </text:span><text:span text:style-name="T40">digitalWrite</text:span><text:span text:style-name="T38">(6</text:span><text:span text:style-name="T41">,</text:span><text:span text:style-name="T38"> value </text:span><text:span text:style-name="T41">&gt;</text:span><text:span text:style-name="T38"> 600);</text:span></text:p>
            <text:p text:style-name="P24"><text:span text:style-name="T38"><text:s/> </text:span><text:span text:style-name="T40">digitalWrite</text:span><text:span text:style-name="T38">(7</text:span><text:span text:style-name="T41">,</text:span><text:span text:style-name="T38"> value </text:span><text:span text:style-name="T41">&gt;</text:span><text:span text:style-name="T38"> 800);</text:span></text:p>
            <text:p text:style-name="P24"><text:span text:style-name="T38">}</text:span></text:p>
          </draw:text-box>
        </draw:frame>
        <draw:frame draw:style-name="gr94" draw:text-style-name="P36" draw:layer="layout" svg:width="6.569cm" svg:height="1.805cm" svg:x="17.816cm" svg:y="11.995cm">
          <draw:text-box>
            <text:p text:style-name="P35"><text:span text:style-name="T44">value</text:span> =<text:tab/>0<text:tab/>…<text:tab/>1023</text:p>
            <text:p text:style-name="P35"><text:tab/>0 V<text:tab/><text:tab/>5 V</text:p>
          </draw:text-box>
        </draw:frame>
        <draw:g>
          <draw:custom-shape draw:style-name="gr42" draw:text-style-name="P10" draw:layer="layout" svg:width="0.4cm" svg:height="1.2cm" svg:x="7.2cm" svg:y="12cm">
            <text:p/>
            <draw:enhanced-geometry svg:viewBox="0 0 21600 21600" draw:type="rectangle" draw:enhanced-path="M 0 0 L 21600 0 21600 21600 0 21600 0 0 Z N"/>
          </draw:custom-shape>
          <draw:polyline draw:style-name="gr10" draw:text-style-name="P1" draw:layer="layout" svg:width="0.399cm" svg:height="0.599cm" draw:transform="rotate (1.5707963267949) translate (7.4cm 12cm)" svg:viewBox="0 0 400 600" draw:points="0,0 400,0 400,600">
            <text:p/>
          </draw:polyline>
          <draw:polyline draw:style-name="gr10" draw:text-style-name="P1" draw:layer="layout" svg:width="0.399cm" svg:height="0.599cm" draw:transform="rotate (-1.5707963267949) translate (8cm 13.2cm)" svg:viewBox="0 0 400 600" draw:points="0,600 400,600 400,0">
            <text:p/>
          </draw:polyline>
          <draw:line draw:style-name="gr95" draw:text-style-name="P1" draw:layer="layout" svg:x1="6.4cm" svg:y1="12.6cm" svg:x2="7.2cm" svg:y2="12.6cm">
            <text:p/>
          </draw:line>
        </draw:g>
        <draw:frame draw:style-name="gr96" draw:text-style-name="P11" draw:layer="layout" svg:width="4.46cm" svg:height="1.009cm" svg:x="1.6cm" svg:y="12cm">
          <draw:text-box>
            <text:p>Potentiometer</text:p>
          </draw:text-box>
        </draw:frame>
        <draw:frame draw:style-name="gr97" draw:text-style-name="P15" draw:layer="layout" svg:width="4.325cm" svg:height="0.755cm" svg:x="11.875cm" svg:y="13.045cm">
          <draw:text-box>
            <text:p><text:span text:style-name="T8">Projektbuch S. 43, 65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8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Analoge Sensoren messen kontinuierliche Werte und setzen sie in kontinuierliche Spannung, z.B. zwischen 0 V und 5 V um.</text:p>
              <text:p>Mikrocontroller hat ADCs um damit umzugehen.</text:p>
              <text:p>Potentiometer als analoger Sensor: verstellbarer Widerstand, so aufgebaut, wie sein Schaltsymbol zeigt</text:p>
            </draw:text-box>
          </draw:frame>
        </presentation:notes>
      </draw:page>
      <draw:page draw:name="page19" draw:style-name="dp3" draw:master-page-name="Default" presentation:presentation-page-layout-name="AL2T1">
        <draw:frame draw:style-name="gr1" draw:text-style-name="P1" draw:layer="layout" svg:width="11.862cm" svg:height="12.382cm" svg:x="14.536cm" svg:y="2.601cm">
          <draw:image xlink:href="Pictures/10000201000001DF000001F45183DEE92211E962.png" xlink:type="simple" xlink:show="embed" xlink:actuate="onLoad">
            <text:p/>
          </draw:image>
        </draw:frame>
        <draw:frame presentation:style-name="pr3" draw:layer="layout" svg:width="25.199cm" svg:height="2.63cm" svg:x="1.4cm" svg:y="0.63cm" presentation:class="title" presentation:user-transformed="true">
          <draw:text-box>
            <text:p>Serieller Monitor</text:p>
          </draw:text-box>
        </draw:frame>
        <draw:frame draw:style-name="gr98" draw:text-style-name="P34" draw:layer="layout" svg:width="9.4cm" svg:height="10.302cm" svg:x="2.9cm" svg:y="3.2cm">
          <draw:text-box>
            <text:p text:style-name="P24"><text:span text:style-name="T37">void</text:span><text:span text:style-name="T38"> </text:span><text:span text:style-name="T39">setup</text:span><text:span text:style-name="T38">() {</text:span></text:p>
            <text:p text:style-name="P24"><text:span text:style-name="T38"><text:s/> </text:span><text:span text:style-name="T40">pinMode</text:span><text:span text:style-name="T38">(A0</text:span><text:span text:style-name="T41">,</text:span><text:span text:style-name="T38"> </text:span><text:span text:style-name="T37">INPUT</text:span><text:span text:style-name="T38">);</text:span></text:p>
            <text:p text:style-name="P24"><text:span text:style-name="T38"><text:s/> </text:span><text:span text:style-name="T40">pinMode</text:span><text:span text:style-name="T38">(4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5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6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7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5">Serial</text:span><text:span text:style-name="T46">.</text:span><text:span text:style-name="T42">begin</text:span><text:span text:style-name="T43">(9600);</text:span></text:p>
            <text:p text:style-name="P24"><text:span text:style-name="T38">}</text:span></text:p>
            <text:p text:style-name="P24"><text:span text:style-name="T38"/></text:p>
            <text:p text:style-name="P24"><text:span text:style-name="T37">void</text:span><text:span text:style-name="T38"> </text:span><text:span text:style-name="T39">loop</text:span><text:span text:style-name="T38">() {</text:span></text:p>
            <text:p text:style-name="P24"><text:span text:style-name="T38"><text:s/> </text:span><text:span text:style-name="T37">int</text:span><text:span text:style-name="T38"> value </text:span><text:span text:style-name="T41">=</text:span><text:span text:style-name="T38"> </text:span><text:span text:style-name="T40">analogRead</text:span><text:span text:style-name="T38">(A0);</text:span></text:p>
            <text:p text:style-name="P24"><text:span text:style-name="T38"><text:s/> </text:span><text:span text:style-name="T45">Serial</text:span><text:span text:style-name="T46">.</text:span><text:span text:style-name="T42">print</text:span><text:span text:style-name="T43">(</text:span><text:span text:style-name="T47">"val: "</text:span><text:span text:style-name="T43">);</text:span></text:p>
            <text:p text:style-name="P24"><text:span text:style-name="T38"><text:s/> </text:span><text:span text:style-name="T45">Serial</text:span><text:span text:style-name="T46">.</text:span><text:span text:style-name="T42">println</text:span><text:span text:style-name="T43">(value);</text:span></text:p>
            <text:p text:style-name="P24"><text:span text:style-name="T38"><text:s/> </text:span><text:span text:style-name="T40">digitalWrite</text:span><text:span text:style-name="T38">(4</text:span><text:span text:style-name="T41">,</text:span><text:span text:style-name="T38"> value </text:span><text:span text:style-name="T41">&gt;</text:span><text:span text:style-name="T38"> 200);</text:span></text:p>
            <text:p text:style-name="P24"><text:span text:style-name="T38"><text:s/> </text:span><text:span text:style-name="T40">digitalWrite</text:span><text:span text:style-name="T38">(5</text:span><text:span text:style-name="T41">,</text:span><text:span text:style-name="T38"> value </text:span><text:span text:style-name="T41">&gt;</text:span><text:span text:style-name="T38"> 400);</text:span></text:p>
            <text:p text:style-name="P24"><text:span text:style-name="T38"><text:s/> </text:span><text:span text:style-name="T40">digitalWrite</text:span><text:span text:style-name="T38">(6</text:span><text:span text:style-name="T41">,</text:span><text:span text:style-name="T38"> value </text:span><text:span text:style-name="T41">&gt;</text:span><text:span text:style-name="T38"> 600);</text:span></text:p>
            <text:p text:style-name="P24"><text:span text:style-name="T38"><text:s/> </text:span><text:span text:style-name="T40">digitalWrite</text:span><text:span text:style-name="T38">(7</text:span><text:span text:style-name="T41">,</text:span><text:span text:style-name="T38"> value </text:span><text:span text:style-name="T41">&gt;</text:span><text:span text:style-name="T38"> 800);</text:span></text:p>
            <text:p text:style-name="P24"><text:span text:style-name="T38"><text:s/> </text:span><text:span text:style-name="T42">delay</text:span><text:span text:style-name="T43">(200);</text:span></text:p>
            <text:p text:style-name="P24"><text:span text:style-name="T38">}</text:span></text:p>
          </draw:text-box>
        </draw:frame>
        <draw:custom-shape draw:style-name="gr99" draw:text-style-name="P10" draw:layer="layout" svg:width="1.6cm" svg:height="1.6cm" svg:x="15.5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0" draw:text-style-name="P1" draw:layer="layout" svg:width="0.799cm" svg:height="0.999cm" svg:x="17.4cm" svg:y="4.185cm" svg:viewBox="0 0 800 1000" draw:points="0,0 800,0 800,1000">
          <text:p/>
        </draw:polyline>
        <draw:custom-shape draw:style-name="gr101" draw:text-style-name="P10" draw:layer="layout" svg:width="2.3cm" svg:height="1.2cm" svg:x="21.8cm" svg:y="12.0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5" draw:layer="layout" svg:width="3.669cm" svg:height="0.755cm" svg:x="21.431cm" svg:y="3.2cm">
          <draw:text-box>
            <text:p><text:span text:style-name="T8">Projektbuch S. 4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9" presentation:class="page"/>
          <draw:frame presentation:style-name="pr2" draw:text-style-name="P4" draw:layer="layout" svg:width="20cm" svg:height="16.45cm" svg:x="0.501cm" svg:y="12.75cm" presentation:class="notes">
            <draw:text-box>
              <text:p>TX-LED leuchtet, wenn Daten übertragen werden</text:p>
              <text:p>Serielle Verbindung für Programm-Upload und Monitor läuft über Pins 0 und 1 (RX/TX), deshalb diese nicht als Input/Output verwenden, wenn der serielle Monitor verwendet wird.</text:p>
            </draw:text-box>
          </draw:frame>
        </presentation:notes>
      </draw:page>
      <draw:page draw:name="page20" draw:style-name="dp4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erieller Plotter</text:p>
          </draw:text-box>
        </draw:frame>
        <draw:frame draw:style-name="gr102" draw:text-style-name="P34" draw:layer="layout" svg:width="9.4cm" svg:height="1.4cm" svg:x="2.9cm" svg:y="9.02cm">
          <draw:text-box>
            <text:p text:style-name="P24"><text:span text:style-name="T38"><text:s/> </text:span><text:span text:style-name="T45">Serial</text:span><text:span text:style-name="T46">.</text:span><text:span text:style-name="T42">print</text:span><text:span text:style-name="T43">(</text:span><text:span text:style-name="T47">"val: "</text:span><text:span text:style-name="T43">);</text:span></text:p>
            <text:p text:style-name="P24"><text:span text:style-name="T38"><text:s/> </text:span><text:span text:style-name="T45">Serial</text:span><text:span text:style-name="T46">.</text:span><text:span text:style-name="T42">println</text:span><text:span text:style-name="T43">(value);</text:span></text:p>
          </draw:text-box>
        </draw:frame>
        <draw:frame draw:style-name="gr1" draw:text-style-name="P1" draw:layer="layout" svg:width="13cm" svg:height="11.82cm" svg:x="13.6cm" svg:y="2.48cm">
          <draw:image xlink:href="Pictures/100002010000034A000002FE0E027D599EFFB0A1.png" xlink:type="simple" xlink:show="embed" xlink:actuate="onLoad">
            <text:p/>
          </draw:image>
        </draw:frame>
        <draw:frame draw:style-name="gr103" draw:text-style-name="P37" draw:layer="layout" svg:width="9.7cm" svg:height="1.767cm" svg:x="1.7cm" svg:y="3.5cm">
          <draw:text-box>
            <text:p><text:span text:style-name="T48">Werkzeuge ▸ Serieller Plotter</text:span></text:p>
          </draw:text-box>
        </draw:frame>
        <draw:frame draw:style-name="gr104" draw:text-style-name="P39" draw:layer="layout" svg:width="3.91cm" svg:height="0.755cm" svg:x="6.35cm" svg:y="7.545cm">
          <draw:text-box>
            <text:p text:style-name="P38"><text:span text:style-name="T8">Abstand ist wichtig</text:span></text:p>
          </draw:text-box>
        </draw:frame>
        <draw:line draw:style-name="gr74" draw:text-style-name="P1" draw:layer="layout" svg:x1="8.305cm" svg:y1="8.3cm" svg:x2="8.305cm" svg:y2="9.198cm">
          <text:p/>
        </draw:line>
        <presentation:notes draw:style-name="dp2">
          <draw:page-thumbnail draw:style-name="gr3" draw:layer="layout" svg:width="20cm" svg:height="11.25cm" svg:x="0.5cm" svg:y="0.5cm" draw:page-number="20" presentation:class="page"/>
          <draw:frame presentation:style-name="pr9" draw:text-style-name="P40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Töne erzeugen</text:p>
          </draw:text-box>
        </draw:frame>
        <draw:frame draw:style-name="gr69" draw:text-style-name="P33" draw:layer="layout" svg:width="9.4cm" svg:height="7.128cm" svg:x="16.4cm" svg:y="3.253cm">
          <draw:text-box>
            <text:p text:style-name="P24"><text:span text:style-name="T32">void</text:span><text:span text:style-name="T33"> </text:span><text:span text:style-name="T34">setup</text:span><text:span text:style-name="T33">() {</text:span></text:p>
            <text:p text:style-name="P24"><text:span text:style-name="T33">}</text:span></text:p>
            <text:p text:style-name="P24"><text:span text:style-name="T33"/></text:p>
            <text:p text:style-name="P24"><text:span text:style-name="T32">void</text:span><text:span text:style-name="T33"> </text:span><text:span text:style-name="T34">loop</text:span><text:span text:style-name="T33">() {</text:span></text:p>
            <text:p text:style-name="P24"><text:span text:style-name="T33"><text:s/> </text:span><text:span text:style-name="T35">tone</text:span><text:span text:style-name="T33">(8</text:span><text:span text:style-name="T36">,</text:span><text:span text:style-name="T33"> 440</text:span><text:span text:style-name="T36">,</text:span><text:span text:style-name="T33"> 200);</text:span></text:p>
            <text:p text:style-name="P24"><text:span text:style-name="T33"><text:s/> </text:span><text:span text:style-name="T35">delay</text:span><text:span text:style-name="T33">(200);</text:span></text:p>
            <text:p text:style-name="P24"><text:span text:style-name="T33"><text:s/> </text:span><text:span text:style-name="T35">tone</text:span><text:span text:style-name="T33">(8</text:span><text:span text:style-name="T36">,</text:span><text:span text:style-name="T33"> 550</text:span><text:span text:style-name="T36">,</text:span><text:span text:style-name="T33"> 100);</text:span></text:p>
            <text:p text:style-name="P24"><text:span text:style-name="T33"><text:s/> </text:span><text:span text:style-name="T35">delay</text:span><text:span text:style-name="T33">(100);</text:span></text:p>
            <text:p text:style-name="P24"><text:span text:style-name="T33"><text:s/> </text:span><text:span text:style-name="T35">tone</text:span><text:span text:style-name="T33">(8</text:span><text:span text:style-name="T36">,</text:span><text:span text:style-name="T33"> 587</text:span><text:span text:style-name="T36">,</text:span><text:span text:style-name="T33"> 100);</text:span></text:p>
            <text:p text:style-name="P24"><text:span text:style-name="T33"><text:s/> </text:span><text:span text:style-name="T35">delay</text:span><text:span text:style-name="T33">(100);</text:span></text:p>
            <text:p text:style-name="P24"><text:span text:style-name="T33"><text:s/> </text:span><text:span text:style-name="T35">tone</text:span><text:span text:style-name="T33">(8</text:span><text:span text:style-name="T36">,</text:span><text:span text:style-name="T33"> 660</text:span><text:span text:style-name="T36">,</text:span><text:span text:style-name="T33"> 100);</text:span></text:p>
            <text:p text:style-name="P24"><text:span text:style-name="T33"><text:s/> </text:span><text:span text:style-name="T35">delay</text:span><text:span text:style-name="T33">(1600);</text:span></text:p>
            <text:p text:style-name="P24"><text:span text:style-name="T33">}</text:span></text:p>
          </draw:text-box>
        </draw:frame>
        <draw:frame draw:style-name="gr1" draw:text-style-name="P1" draw:layer="layout" svg:width="12.138cm" svg:height="9.035cm" svg:x="1.974cm" svg:y="3.333cm">
          <draw:image xlink:href="Pictures/1005FD7400002F6B0000234C443E3DC1EF5C2FBC.svg" xlink:type="simple" xlink:show="embed" xlink:actuate="onLoad">
            <text:p/>
          </draw:image>
          <draw:image xlink:href="Pictures/1000020100000269000001CB61FD35CBDAD39868.png" xlink:type="simple" xlink:show="embed" xlink:actuate="onLoad"/>
        </draw:frame>
        <draw:frame draw:style-name="gr105" draw:text-style-name="P15" draw:layer="layout" svg:width="9.985cm" svg:height="2.381cm" svg:x="16.2cm" svg:y="11.134cm">
          <draw:text-box>
            <text:p><text:span text:style-name="T49">tone(</text:span><text:span text:style-name="T50">pin</text:span><text:span text:style-name="T49">, </text:span><text:span text:style-name="T50">frequency</text:span><text:span text:style-name="T49">, </text:span><text:span text:style-name="T50">[duration]</text:span><text:span text:style-name="T49">)</text:span></text:p>
            <text:p><text:span text:style-name="T8"/></text:p>
            <text:p><text:span text:style-name="T8">https://www.arduino.cc/en/Reference/Tone</text:span></text:p>
            <text:p><text:span text:style-name="T8">Projektbuch S. 71, 79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1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Programm läuft nach Aufruf von tone() sofort weiter, es wird nicht auf das Ende des Tons gewartet – deshalb zusätzliches delay()</text:p>
              <text:p>Weitere Spezialitäten zu beachten: siehe Referenz</text:p>
            </draw:text-box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ervo ansteuern <text:span text:style-name="T51">(Buch Projekt 05)</text:span></text:p>
          </draw:text-box>
        </draw:frame>
        <draw:frame draw:style-name="gr106" draw:text-style-name="P41" draw:layer="layout" svg:width="7.906cm" svg:height="4.041cm" svg:x="17.894cm" svg:y="3.253cm">
          <draw:text-box>
            <text:p text:style-name="P35"><text:span text:style-name="T48">Programm:</text:span></text:p>
            <text:p text:style-name="P35"><text:span text:style-name="T48"/></text:p>
            <text:p text:style-name="P35"><text:span text:style-name="T48">Datei ▸ Beispiele</text:span></text:p>
            <text:p text:style-name="P35"><text:span text:style-name="T48">▸ </text:span><text:span text:style-name="T48">10.StarterKit_BasicKit</text:span></text:p>
            <text:p text:style-name="P35"><text:span text:style-name="T48">▸ </text:span><text:span text:style-name="T48">p05_ServoMoodIndicator</text:span></text:p>
          </draw:text-box>
        </draw:frame>
        <draw:frame draw:style-name="gr91" draw:text-style-name="P15" draw:layer="layout" svg:width="4.388cm" svg:height="0.755cm" svg:x="11.875cm" svg:y="13.045cm">
          <draw:text-box>
            <text:p><text:span text:style-name="T8">Projektbuch S. 64–67</text:span></text:p>
          </draw:text-box>
        </draw:frame>
        <draw:frame draw:style-name="gr1" draw:text-style-name="P1" draw:layer="layout" svg:width="14.396cm" svg:height="9.035cm" svg:x="2.115cm" svg:y="3.333cm">
          <draw:image xlink:href="Pictures/100655E60000383D0000234CEDEEE41E31280148.svg" xlink:type="simple" xlink:show="embed" xlink:actuate="onLoad">
            <text:p/>
          </draw:image>
          <draw:image xlink:href="Pictures/10000201000002DB000001CBDD7619555437F0E1.png" xlink:type="simple" xlink:show="embed" xlink:actuate="onLoad"/>
        </draw:frame>
        <draw:frame draw:style-name="gr107" draw:text-style-name="P15" draw:layer="layout" svg:width="5.734cm" svg:height="1.763cm" svg:x="2.615cm" svg:y="12.037cm">
          <draw:text-box>
            <text:p><text:span text:style-name="T8">Elektrolyt-Kondensator</text:span></text:p>
            <text:p><text:span text:style-name="T8">richtig herum anschliessen!</text:span></text:p>
            <text:p><text:span text:style-name="T8">Minus-Markierung beachten.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2" presentation:class="page"/>
          <draw:frame presentation:style-name="pr8" draw:text-style-name="P4" draw:layer="layout" svg:width="20cm" svg:height="16.45cm" svg:x="0.5cm" svg:y="12.7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Ausblic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Kontrollstrukturen: mit <text:span text:style-name="T52">if</text:span> und <text:span text:style-name="T52">while</text:span> geht alles, manchmal ist <text:span text:style-name="T52">for</text:span>, <text:span text:style-name="T52">switch</text:span>, <text:span text:style-name="T52">do while</text:span> bequemer</text:p>
              </text:list-item>
              <text:list-item>
                <text:p>Logische Verknüpfungen: Und, Oder, Nicht</text:p>
              </text:list-item>
              <text:list-item>
                <text:p>Datentypen: was sind die Limiten von <text:span text:style-name="T52">int</text:span>, was gibts sonst noch? Ganzzahlen, Kommazahlen, Zeichenketten</text:p>
              </text:list-item>
              <text:list-item>
                <text:p>Mathe: Modulo, Bitmanipulation, Zufallszahlen, Trigonometrie</text:p>
              </text:list-item>
              <text:list-item>
                <text:p>Arrays: mehrere Werte in einer Variable</text:p>
              </text:list-item>
              <text:list-item>
                <text:p>Funktionen schreiben und verwenden</text:p>
              </text:list-item>
              <text:list-item>
                <text:p>Libraries verwenden</text:p>
                <text:p><text:span text:style-name="T53">Im Übrigen: die Sprache ist (fast) C++, es gilt jede C- oder C++-Referenz</text:span></text:p>
                <text:p/>
              </text:list-item>
              <text:list-item>
                <text:p>Mehr Sensoren: Licht, Temperatur (analog/digital), Feuchte, Distanz, Beschleunigung, Magnetfeld</text:p>
              </text:list-item>
              <text:list-item>
                <text:p>Mehr Aktoren: Servo, DC-Motor, Schrittmotor, LCD-Anzeige, LED-Strips, Relais</text:p>
              </text:list-item>
              <text:list-item>
                <text:p>Mit anderer Hardware sprechen: Real-Time Clock, RFID, SD-Karte, GPS, Internet</text:p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2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draw:style-name="gr108" draw:text-style-name="P42" draw:layer="layout" svg:width="25.199cm" svg:height="9.134cm" svg:x="1.4cm" svg:y="3.685cm">
          <draw:text-box>
            <text:p><text:span text:style-name="T28">Quellennachweis:</text:span></text:p>
            <text:p><text:span text:style-name="T28">Arduino-Uno-Foto von www.arduino.cc, CC BY-SA 3.0</text:span></text:p>
            <text:p><text:span text:style-name="T28">Felssturz-Illustration aus dem Arduino-Projektbuch, © Arduino Srl., CC BY-NC-SA 3.0</text:span></text:p>
            <text:p><text:span text:style-name="T28">Schaltungsskizzen erstellt mit Fritzing (http://fritzing.org), CC BY-SA 3.0</text:span></text:p>
            <text:p><text:span text:style-name="T28"/></text:p>
            <text:p><text:span text:style-name="T28">© 2017–2019 Christian Walther ‹cwalther@gmx.ch›, FabLab Winti (www.fablabwinti.ch), CC BY-SA 4.0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4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Coarse_20_Dashed" draw:display-name="Coarse Dashed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3cm" svg:stroke-color="#000000" draw:marker-start-width="0.26cm" draw:marker-end-width="0.26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ato1" fo:font-family="Lato" style:font-style-name="Light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3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4cm" svg:height="1.28cm" svg:x="12.013cm" svg:y="14.154cm">
        <draw:image xlink:href="Pictures/100205430000CAB8000040A8D60CB4D9CFB9DB27.svg" xlink:type="simple" xlink:show="embed" xlink:actuate="onLoad">
          <text:p/>
        </draw:image>
        <draw:image xlink:href="Pictures/10000201000004E40000018FC0751BBE5D4A448A.png" xlink:type="simple" xlink:show="embed" xlink:actuate="onLoad"/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0cm" svg:height="11.25cm" svg:x="0.5cm" svg:y="0.5cm" presentation:class="page"/>
        <draw:frame presentation:style-name="Default-notes" draw:layer="backgroundobjects" svg:width="20cm" svg:height="16.45cm" svg:x="0.501cm" svg:y="12.75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1:41:40.654747000</meta:creation-date>
    <dc:date>2019-04-13T11:28:35.668046605</dc:date>
    <meta:editing-duration>P2DT1H50M46S</meta:editing-duration>
    <meta:editing-cycles>47</meta:editing-cycles>
    <meta:generator>LibreOffice/5.3.5.2$MacOSX_X86_64 LibreOffice_project/50d9bf2b0a79cdb85a3814b592608037a682059d</meta:generator>
    <meta:document-statistic meta:object-count="373"/>
  </office:meta>
</office:document-meta>
</file>